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bbe33d" draw:marker-start-width="0.242cm" draw:marker-end-width="0.242cm" draw:stroke-linejoin="miter" draw:fill="solid" draw:fill-color="#bbe33d" draw:textarea-vertical-align="middle" draw:auto-grow-height="false" fo:min-height="1.837cm" fo:min-width="5.472cm" fo:padding-top="0.292cm" fo:padding-bottom="0.292cm" fo:padding-left="0.292cm" fo:padding-right="0.292cm" fo:wrap-option="wrap"/>
    </style:style>
    <style:style style:name="gr2" style:family="graphic" style:parent-style-name="standard">
      <style:graphic-properties draw:stroke="solid" svg:stroke-width="0.1cm" svg:stroke-color="#5eb91e" draw:marker-start-width="0.242cm" draw:marker-end-width="0.242cm" draw:stroke-linejoin="miter" draw:fill="solid" draw:fill-color="#5eb91e" draw:textarea-vertical-align="middle" draw:auto-grow-height="false" fo:min-height="2.127cm" fo:min-width="7.008cm" fo:padding-top="0.292cm" fo:padding-bottom="0.292cm" fo:padding-left="0.292cm" fo:padding-right="0.292cm" fo:wrap-option="wrap"/>
    </style:style>
    <style:style style:name="gr3" style:family="graphic" style:parent-style-name="standard">
      <style:graphic-properties draw:stroke="solid" svg:stroke-width="0.1cm" svg:stroke-color="#468a1a" draw:marker-start-width="0.35cm" draw:marker-end-width="0.35cm" draw:stroke-linejoin="miter" draw:fill-color="#468a1a" draw:textarea-horizontal-align="justify" draw:textarea-vertical-align="middle" draw:auto-grow-height="false" fo:min-height="1.746cm" fo:min-width="4.212cm" fo:padding-top="0.175cm" fo:padding-bottom="0.175cm" fo:padding-left="0.3cm" fo:padding-right="0.3cm" draw:shadow="hidden"/>
    </style:style>
    <style:style style:name="gr4" style:family="graphic" style:parent-style-name="standard">
      <style:graphic-properties draw:stroke="solid" svg:stroke-width="0.07cm" svg:stroke-color="#ffd428" draw:marker-start-width="0.197cm" draw:marker-end-width="0.197cm" draw:stroke-linejoin="miter" draw:fill="solid" draw:fill-color="#ffd428" draw:textarea-vertical-align="middle" draw:auto-grow-height="false" fo:min-height="1.376cm" fo:min-width="3.377cm" fo:padding-top="0.277cm" fo:padding-bottom="0.277cm" fo:padding-left="0.277cm" fo:padding-right="0.277cm" fo:wrap-option="wrap"/>
    </style:style>
    <style:style style:name="gr5" style:family="graphic" style:parent-style-name="standard">
      <style:graphic-properties draw:stroke="solid" svg:stroke-width="0.07cm" svg:stroke-color="#e8a202" draw:marker-start-width="0.197cm" draw:marker-end-width="0.197cm" draw:stroke-linejoin="miter" draw:fill="solid" draw:fill-color="#e8a202" draw:textarea-vertical-align="middle" draw:auto-grow-height="false" fo:min-height="1.639cm" fo:min-width="4.601cm" fo:padding-top="0.277cm" fo:padding-bottom="0.277cm" fo:padding-left="0.277cm" fo:padding-right="0.277cm" fo:wrap-option="wrap"/>
    </style:style>
    <style:style style:name="gr6" style:family="graphic" style:parent-style-name="standard">
      <style:graphic-properties draw:stroke="solid" svg:stroke-width="0.07cm" svg:stroke-color="#b47804" draw:marker-start-width="0.305cm" draw:marker-end-width="0.305cm" draw:stroke-linejoin="miter" draw:fill-color="#b47804" draw:textarea-horizontal-align="justify" draw:textarea-vertical-align="middle" draw:auto-grow-height="false" fo:min-height="1.022cm" fo:min-width="2.474cm" fo:padding-top="0.16cm" fo:padding-bottom="0.16cm" fo:padding-left="0.285cm" fo:padding-right="0.285cm" draw:shadow="hidden"/>
    </style:style>
    <style:style style:name="gr7" style:family="graphic" style:parent-style-name="standard">
      <style:graphic-properties draw:stroke="solid" svg:stroke-width="0.07cm" svg:stroke-color="#ff5429" draw:marker-start-width="0.197cm" draw:marker-end-width="0.197cm" draw:stroke-linejoin="miter" draw:fill="solid" draw:fill-color="#ff5429" draw:textarea-vertical-align="middle" draw:auto-grow-height="false" fo:min-height="1.24cm" fo:min-width="1.477cm" fo:padding-top="0.277cm" fo:padding-bottom="0.277cm" fo:padding-left="0.277cm" fo:padding-right="0.277cm" fo:wrap-option="wrap"/>
    </style:style>
    <style:style style:name="gr8" style:family="graphic" style:parent-style-name="standard">
      <style:graphic-properties draw:stroke="solid" svg:stroke-width="0.07cm" svg:stroke-color="#ed4c05" draw:marker-start-width="0.197cm" draw:marker-end-width="0.197cm" draw:stroke-linejoin="miter" draw:fill="solid" draw:fill-color="#ed4c05" draw:textarea-vertical-align="middle" draw:auto-grow-height="false" fo:min-height="1.694cm" fo:min-width="2.744cm" fo:padding-top="0.277cm" fo:padding-bottom="0.277cm" fo:padding-left="0.277cm" fo:padding-right="0.277cm" fo:wrap-option="wrap"/>
    </style:style>
    <style:style style:name="gr9" style:family="graphic" style:parent-style-name="standard">
      <style:graphic-properties draw:stroke="solid" svg:stroke-width="0.07cm" svg:stroke-color="#be480a" draw:marker-start-width="0.305cm" draw:marker-end-width="0.305cm" draw:stroke-linejoin="miter" draw:fill-color="#be480a" draw:textarea-horizontal-align="justify" draw:textarea-vertical-align="middle" draw:auto-grow-height="false" fo:min-height="0.271cm" fo:min-width="0.8cm" fo:padding-top="0.16cm" fo:padding-bottom="0.16cm" fo:padding-left="0.285cm" fo:padding-right="0.285cm" draw:shadow="hidden"/>
    </style:style>
    <style:style style:name="gr10" style:family="graphic" style:parent-style-name="objectwithoutfill">
      <style:graphic-properties svg:stroke-width="0.1cm" svg:stroke-color="#468a1a" draw:marker-start-width="0.35cm" draw:marker-end-width="0.35cm" draw:fill="solid" draw:fill-color="#468a1a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none" draw:textarea-horizontal-align="justify" draw:textarea-vertical-align="top" draw:auto-grow-height="false" fo:min-height="3.21cm" fo:min-width="8.496cm"/>
    </style:style>
    <style:style style:name="gr12" style:family="graphic" style:parent-style-name="objectwithoutfill">
      <style:graphic-properties svg:stroke-width="0.1cm" svg:stroke-color="#b47804" draw:marker-start-width="0.35cm" draw:marker-end-width="0.35cm" draw:fill="solid" draw:fill-color="#468a1a" draw:textarea-vertical-align="middle" fo:padding-top="0.175cm" fo:padding-bottom="0.175cm" fo:padding-left="0.3cm" fo:padding-right="0.3cm"/>
    </style:style>
    <style:style style:name="gr13" style:family="graphic" style:parent-style-name="standard" style:list-style-name="L1">
      <style:graphic-properties draw:stroke="none" draw:fill="none" draw:textarea-horizontal-align="justify" draw:textarea-vertical-align="top" draw:auto-grow-height="false" fo:min-height="3.21cm" fo:min-width="8.496cm"/>
    </style:style>
    <style:style style:name="gr14" style:family="graphic" style:parent-style-name="objectwithoutfill">
      <style:graphic-properties svg:stroke-width="0.1cm" svg:stroke-color="#be480a" draw:marker-start-width="0.35cm" draw:marker-end-width="0.35cm" draw:fill="solid" draw:fill-color="#468a1a" draw:textarea-vertical-align="middle" fo:padding-top="0.175cm" fo:padding-bottom="0.175cm" fo:padding-left="0.3cm" fo:padding-right="0.3cm"/>
    </style:style>
    <style:style style:name="gr15" style:family="graphic" style:parent-style-name="standard" style:list-style-name="L1">
      <style:graphic-properties draw:stroke="none" draw:fill="none" draw:textarea-horizontal-align="justify" draw:textarea-vertical-align="top" draw:auto-grow-height="false" fo:min-height="3.21cm" fo:min-width="8.496cm"/>
    </style:style>
    <style:style style:name="gr16" style:family="graphic" style:parent-style-name="standard">
      <style:graphic-properties draw:stroke="solid" svg:stroke-width="0.1cm" svg:stroke-color="#ffffff" draw:marker-start-width="0.242cm" draw:marker-end-width="0.242cm" draw:stroke-linejoin="miter" draw:fill="solid" draw:fill-color="#729fcf" draw:textarea-vertical-align="middle" draw:auto-grow-height="false" fo:min-height="1.837cm" fo:min-width="5.472cm" fo:padding-top="0.292cm" fo:padding-bottom="0.292cm" fo:padding-left="0.292cm" fo:padding-right="0.292cm" fo:wrap-option="wrap"/>
    </style:style>
    <style:style style:name="gr17" style:family="graphic" style:parent-style-name="standard">
      <style:graphic-properties draw:stroke="solid" svg:stroke-width="0.1cm" svg:stroke-color="#ffffff" draw:marker-start-width="0.242cm" draw:marker-end-width="0.242cm" draw:stroke-linejoin="miter" draw:fill="solid" draw:fill-color="#5983b0" draw:textarea-vertical-align="middle" draw:auto-grow-height="false" fo:min-height="2.108cm" fo:min-width="6.99cm" fo:padding-top="0.292cm" fo:padding-bottom="0.292cm" fo:padding-left="0.292cm" fo:padding-right="0.292cm" fo:wrap-option="wrap"/>
    </style:style>
    <style:style style:name="gr18" style:family="graphic" style:parent-style-name="standard">
      <style:graphic-properties draw:stroke="solid" svg:stroke-width="0.1cm" svg:stroke-color="#ffffff" draw:marker-start-width="0.35cm" draw:marker-end-width="0.35cm" draw:stroke-linejoin="miter" draw:fill-color="#3465a4" draw:textarea-horizontal-align="justify" draw:textarea-vertical-align="middle" draw:auto-grow-height="false" fo:min-height="1.746cm" fo:min-width="4.212cm" fo:padding-top="0.175cm" fo:padding-bottom="0.175cm" fo:padding-left="0.3cm" fo:padding-right="0.3cm" draw:shadow="hidden"/>
    </style:style>
    <style:style style:name="gr19" style:family="graphic" style:parent-style-name="standard">
      <style:graphic-properties draw:stroke="solid" svg:stroke-width="0.07cm" svg:stroke-color="#ffffff" draw:marker-start-width="0.197cm" draw:marker-end-width="0.197cm" draw:stroke-linejoin="miter" draw:fill="solid" draw:fill-color="#729fcf" draw:textarea-vertical-align="middle" draw:auto-grow-height="false" fo:min-height="1.376cm" fo:min-width="3.377cm" fo:padding-top="0.277cm" fo:padding-bottom="0.277cm" fo:padding-left="0.277cm" fo:padding-right="0.277cm" fo:wrap-option="wrap"/>
    </style:style>
    <style:style style:name="gr20" style:family="graphic" style:parent-style-name="standard">
      <style:graphic-properties draw:stroke="solid" svg:stroke-width="0.07cm" svg:stroke-color="#ffffff" draw:marker-start-width="0.197cm" draw:marker-end-width="0.197cm" draw:stroke-linejoin="miter" draw:fill="solid" draw:fill-color="#5983b0" draw:textarea-vertical-align="middle" draw:auto-grow-height="false" fo:min-height="1.641cm" fo:min-width="4.601cm" fo:padding-top="0.277cm" fo:padding-bottom="0.277cm" fo:padding-left="0.277cm" fo:padding-right="0.277cm" fo:wrap-option="wrap"/>
    </style:style>
    <style:style style:name="gr21" style:family="graphic" style:parent-style-name="standard">
      <style:graphic-properties draw:stroke="solid" svg:stroke-width="0.07cm" svg:stroke-color="#ffffff" draw:marker-start-width="0.305cm" draw:marker-end-width="0.305cm" draw:stroke-linejoin="miter" draw:fill-color="#3465a4" draw:textarea-horizontal-align="justify" draw:textarea-vertical-align="middle" draw:auto-grow-height="false" fo:min-height="1.022cm" fo:min-width="2.474cm" fo:padding-top="0.16cm" fo:padding-bottom="0.16cm" fo:padding-left="0.285cm" fo:padding-right="0.285cm" draw:shadow="hidden"/>
    </style:style>
    <style:style style:name="gr22" style:family="graphic" style:parent-style-name="standard">
      <style:graphic-properties draw:stroke="solid" svg:stroke-width="0.07cm" svg:stroke-color="#ffffff" draw:marker-start-width="0.197cm" draw:marker-end-width="0.197cm" draw:stroke-linejoin="miter" draw:fill="solid" draw:fill-color="#729fcf" draw:textarea-vertical-align="middle" draw:auto-grow-height="false" fo:min-height="1.259cm" fo:min-width="1.533cm" fo:padding-top="0.277cm" fo:padding-bottom="0.277cm" fo:padding-left="0.277cm" fo:padding-right="0.277cm" fo:wrap-option="wrap"/>
    </style:style>
    <style:style style:name="gr23" style:family="graphic" style:parent-style-name="standard">
      <style:graphic-properties draw:stroke="solid" svg:stroke-width="0.07cm" svg:stroke-color="#ffffff" draw:marker-start-width="0.197cm" draw:marker-end-width="0.197cm" draw:stroke-linejoin="miter" draw:fill="solid" draw:fill-color="#5983b0" draw:textarea-vertical-align="middle" draw:auto-grow-height="false" fo:min-height="1.653cm" fo:min-width="2.704cm" fo:padding-top="0.277cm" fo:padding-bottom="0.277cm" fo:padding-left="0.277cm" fo:padding-right="0.277cm" fo:wrap-option="wrap"/>
    </style:style>
    <style:style style:name="gr24" style:family="graphic" style:parent-style-name="standard">
      <style:graphic-properties draw:stroke="solid" svg:stroke-width="0.07cm" svg:stroke-color="#ffffff" draw:marker-start-width="0.305cm" draw:marker-end-width="0.305cm" draw:stroke-linejoin="miter" draw:fill-color="#3465a4" draw:textarea-horizontal-align="justify" draw:textarea-vertical-align="middle" draw:auto-grow-height="false" fo:min-height="0.271cm" fo:min-width="0.8cm" fo:padding-top="0.16cm" fo:padding-bottom="0.16cm" fo:padding-left="0.285cm" fo:padding-right="0.285cm" draw:shadow="hidden"/>
    </style:style>
    <style:style style:name="gr25" style:family="graphic" style:parent-style-name="objectwithoutfill">
      <style:graphic-properties svg:stroke-width="0.1cm" svg:stroke-color="#3465a4" draw:marker-start-width="0.35cm" draw:marker-end-width="0.35cm" draw:fill="solid" draw:fill-color="#468a1a" draw:textarea-vertical-align="middle" fo:padding-top="0.175cm" fo:padding-bottom="0.175cm" fo:padding-left="0.3cm" fo:padding-right="0.3cm"/>
    </style:style>
    <style:style style:name="gr26" style:family="graphic" style:parent-style-name="standard" style:list-style-name="L1">
      <style:graphic-properties draw:stroke="none" draw:fill="none" draw:textarea-horizontal-align="justify" draw:textarea-vertical-align="top" draw:auto-grow-height="false" fo:min-height="3.21cm" fo:min-width="8.496cm"/>
    </style:style>
    <style:style style:name="gr27" style:family="graphic" style:parent-style-name="standard" style:list-style-name="L1">
      <style:graphic-properties draw:stroke="none" draw:fill="none" draw:textarea-horizontal-align="justify" draw:textarea-vertical-align="top" draw:auto-grow-height="false" fo:min-height="3.21cm" fo:min-width="8.496cm"/>
    </style:style>
    <style:style style:name="gr28" style:family="graphic" style:parent-style-name="standard">
      <style:graphic-properties draw:stroke="solid" svg:stroke-width="0.1cm" svg:stroke-color="#f10d0c" draw:marker-start-width="0.243cm" draw:marker-end-width="0.243cm" svg:stroke-opacity="100%" draw:fill="none" draw:fill-color="#ffffff" draw:opacity="100%" draw:textarea-horizontal-align="center" draw:textarea-vertical-align="middle" draw:auto-grow-height="false" draw:auto-grow-width="false" fo:min-height="2.41cm" fo:min-width="2.034cm" fo:padding-top="0.888cm" fo:padding-bottom="0.888cm" fo:padding-left="0.804cm" fo:padding-right="0.804cm" fo:wrap-option="wrap"/>
    </style:style>
    <style:style style:name="gr29" style:family="graphic" style:parent-style-name="standard">
      <style:graphic-properties draw:stroke="solid" svg:stroke-width="0.1cm" svg:stroke-color="#f10d0c" draw:marker-start-width="0.243cm" draw:marker-end-width="0.243cm" svg:stroke-opacity="100%" draw:fill="solid" draw:fill-color="#ffa6a6" draw:opacity="100%" draw:textarea-horizontal-align="center" draw:textarea-vertical-align="middle" draw:auto-grow-height="false" draw:auto-grow-width="false" fo:min-height="2.854cm" fo:min-width="2.48cm" fo:padding-top="0.666cm" fo:padding-bottom="0.666cm" fo:padding-left="0.581cm" fo:padding-right="0.581cm" fo:wrap-option="wrap"/>
    </style:style>
    <style:style style:name="gr30" style:family="graphic" style:parent-style-name="standard">
      <style:graphic-properties draw:stroke="solid" svg:stroke-width="0.1cm" svg:stroke-color="#e8a202" draw:marker-start-width="0.243cm" draw:marker-end-width="0.243cm" svg:stroke-opacity="100%" draw:fill="solid" draw:fill-color="#ffe994" draw:opacity="100%" draw:textarea-horizontal-align="center" draw:textarea-vertical-align="middle" draw:auto-grow-height="false" draw:auto-grow-width="false" fo:min-height="2.41cm" fo:min-width="2.034cm" fo:padding-top="0.888cm" fo:padding-bottom="0.888cm" fo:padding-left="0.804cm" fo:padding-right="0.804cm" fo:wrap-option="wrap"/>
    </style:style>
    <style:style style:name="gr31" style:family="graphic" style:parent-style-name="standard">
      <style:graphic-properties draw:stroke="solid" svg:stroke-width="0.1cm" svg:stroke-color="#e8a202" draw:marker-start-width="0.243cm" draw:marker-end-width="0.243cm" svg:stroke-opacity="100%" draw:fill="none" draw:fill-color="#ffffff" draw:opacity="100%" draw:textarea-horizontal-align="center" draw:textarea-vertical-align="middle" draw:auto-grow-height="false" draw:auto-grow-width="false" fo:min-height="2.854cm" fo:min-width="2.48cm" fo:padding-top="0.666cm" fo:padding-bottom="0.666cm" fo:padding-left="0.581cm" fo:padding-right="0.581cm" fo:wrap-option="wrap"/>
    </style:style>
    <style:style style:name="gr32" style:family="graphic" style:parent-style-name="standard">
      <style:graphic-properties draw:stroke="solid" svg:stroke-width="0.1cm" svg:stroke-color="#5eb91e" draw:marker-start-width="0.243cm" draw:marker-end-width="0.243cm" svg:stroke-opacity="100%" draw:fill="none" draw:fill-color="#ffffff" draw:opacity="100%" draw:textarea-horizontal-align="center" draw:textarea-vertical-align="middle" draw:auto-grow-height="false" draw:auto-grow-width="false" fo:min-height="2.41cm" fo:min-width="2.034cm" fo:padding-top="0.888cm" fo:padding-bottom="0.888cm" fo:padding-left="0.804cm" fo:padding-right="0.804cm" fo:wrap-option="wrap"/>
    </style:style>
    <style:style style:name="gr33" style:family="graphic" style:parent-style-name="standard">
      <style:graphic-properties draw:stroke="solid" svg:stroke-width="0.1cm" svg:stroke-color="#5eb91e" draw:marker-start-width="0.243cm" draw:marker-end-width="0.243cm" svg:stroke-opacity="100%" draw:fill="solid" draw:fill-color="#e8f2a1" draw:opacity="100%" draw:textarea-horizontal-align="center" draw:textarea-vertical-align="middle" draw:auto-grow-height="false" draw:auto-grow-width="false" fo:min-height="2.882cm" fo:min-width="2.508cm" fo:padding-top="0.666cm" fo:padding-bottom="0.666cm" fo:padding-left="0.581cm" fo:padding-right="0.581cm" fo:wrap-option="wrap"/>
    </style:style>
    <style:style style:name="gr34" style:family="graphic" style:parent-style-name="standard">
      <style:graphic-properties draw:stroke="none" svg:stroke-width="0.1cm" svg:stroke-color="#3465a4" draw:marker-start-width="0.243cm" draw:marker-end-width="0.243cm" svg:stroke-opacity="100%" draw:fill="solid" draw:fill-color="#ffffff" draw:opacity="100%" draw:textarea-horizontal-align="center" draw:textarea-vertical-align="middle" draw:auto-grow-height="false" draw:auto-grow-width="false" fo:min-height="2.41cm" fo:min-width="2.034cm" fo:padding-top="0.888cm" fo:padding-bottom="0.888cm" fo:padding-left="0.804cm" fo:padding-right="0.804cm" fo:wrap-option="wrap"/>
    </style:style>
    <style:style style:name="gr35" style:family="graphic" style:parent-style-name="standard">
      <style:graphic-properties draw:stroke="solid" svg:stroke-width="0.1cm" svg:stroke-color="#3465a4" draw:marker-start-width="0.243cm" draw:marker-end-width="0.243cm" svg:stroke-opacity="100%" draw:fill="none" draw:fill-color="#ffffff" draw:opacity="100%" draw:textarea-horizontal-align="center" draw:textarea-vertical-align="middle" draw:auto-grow-height="false" draw:auto-grow-width="false" fo:min-height="2.854cm" fo:min-width="2.48cm" fo:padding-top="0.666cm" fo:padding-bottom="0.666cm" fo:padding-left="0.581cm" fo:padding-right="0.581cm" fo:wrap-option="wrap"/>
    </style:style>
    <style:style style:name="gr36" style:family="graphic" style:parent-style-name="standard">
      <style:graphic-properties draw:stroke="solid" svg:stroke-width="0.1cm" svg:stroke-color="#3465a4" draw:marker-start-width="0.243cm" draw:marker-end-width="0.243cm" svg:stroke-opacity="100%" draw:fill="solid" draw:fill-color="#b4c7dc" draw:opacity="100%" draw:textarea-horizontal-align="center" draw:textarea-vertical-align="middle" draw:auto-grow-height="false" draw:auto-grow-width="false" fo:min-height="2.41cm" fo:min-width="2.034cm" fo:padding-top="0.888cm" fo:padding-bottom="0.888cm" fo:padding-left="0.804cm" fo:padding-right="0.804cm" fo:wrap-option="wrap"/>
    </style:style>
    <style:style style:name="gr37" style:family="graphic" style:parent-style-name="standard">
      <style:graphic-properties draw:stroke="solid" svg:stroke-width="0.1cm" svg:stroke-color="#ffffff" draw:marker-start-width="0.243cm" draw:marker-end-width="0.243cm" draw:fill="solid" draw:fill-color="#ff5429" draw:textarea-vertical-align="middle" draw:auto-grow-height="false" fo:min-height="3.598cm" fo:min-width="4.848cm" fo:padding-top="0.201cm" fo:padding-bottom="0.201cm" fo:padding-left="0.201cm" fo:padding-right="0.201cm" fo:wrap-option="no-wrap"/>
    </style:style>
    <style:style style:name="gr38" style:family="graphic" style:parent-style-name="standard">
      <style:graphic-properties draw:stroke="solid" svg:stroke-width="0.1cm" svg:stroke-color="#ffffff" draw:marker-start-width="0.243cm" draw:marker-end-width="0.243cm" draw:fill="solid" draw:fill-color="#ffd428" draw:textarea-vertical-align="middle" draw:auto-grow-height="false" fo:min-height="3.526cm" fo:min-width="10.764cm" fo:padding-top="0.243cm" fo:padding-bottom="0.243cm" fo:padding-left="0.243cm" fo:padding-right="0.243cm" fo:wrap-option="wrap"/>
    </style:style>
    <style:style style:name="gr39" style:family="graphic" style:parent-style-name="standard">
      <style:graphic-properties draw:stroke="solid" svg:stroke-width="0.1cm" svg:stroke-color="#ffffff" draw:marker-start-width="0.243cm" draw:marker-end-width="0.243cm" draw:fill="solid" draw:fill-color="#bbe33d" draw:textarea-vertical-align="middle" draw:auto-grow-height="false" fo:min-height="3.554cm" fo:min-width="16.696cm" fo:padding-top="0.243cm" fo:padding-bottom="0.243cm" fo:padding-left="0.243cm" fo:padding-right="0.243cm" fo:wrap-option="wrap"/>
    </style:style>
    <style:style style:name="gr40" style:family="graphic" style:parent-style-name="objectwithoutfill">
      <style:graphic-properties svg:stroke-width="0.028cm" svg:stroke-color="#ff5429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1" style:family="graphic" style:parent-style-name="objectwithoutfill">
      <style:graphic-properties svg:stroke-width="0.028cm" svg:stroke-color="#ffd428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2" style:family="graphic" style:parent-style-name="objectwithoutfill">
      <style:graphic-properties svg:stroke-width="0.028cm" svg:stroke-color="#bbe33d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3" style:family="graphic" style:parent-style-name="standard">
      <style:graphic-properties draw:stroke="none" draw:fill="none" draw:textarea-horizontal-align="justify" draw:textarea-vertical-align="middle" draw:auto-grow-height="false" fo:min-height="3.75cm" fo:min-width="12cm"/>
    </style:style>
    <style:style style:name="gr44" style:family="graphic" style:parent-style-name="standard">
      <style:graphic-properties draw:stroke="none" draw:fill="none" draw:textarea-horizontal-align="justify" draw:textarea-vertical-align="middle" draw:auto-grow-height="false" fo:min-height="3.75cm" fo:min-width="9.5cm"/>
    </style:style>
    <style:style style:name="gr45" style:family="graphic" style:parent-style-name="standard">
      <style:graphic-properties draw:stroke="none" draw:fill="none" draw:textarea-horizontal-align="justify" draw:textarea-vertical-align="middle" draw:auto-grow-height="false" fo:min-height="3.75cm" fo:min-width="7cm"/>
    </style:style>
    <style:style style:name="gr46" style:family="graphic" style:parent-style-name="standard">
      <style:graphic-properties draw:stroke="solid" svg:stroke-width="0.1cm" svg:stroke-color="#ffffff" draw:marker-start-width="0.243cm" draw:marker-end-width="0.243cm" draw:fill="solid" draw:fill-color="#3465a4" draw:opacity="34%" draw:textarea-vertical-align="middle" draw:auto-grow-height="false" fo:min-height="3.598cm" fo:min-width="4.848cm" fo:padding-top="0.201cm" fo:padding-bottom="0.201cm" fo:padding-left="0.201cm" fo:padding-right="0.201cm" fo:wrap-option="no-wrap"/>
    </style:style>
    <style:style style:name="gr47" style:family="graphic" style:parent-style-name="standard">
      <style:graphic-properties draw:stroke="solid" svg:stroke-width="0.1cm" svg:stroke-color="#ffffff" draw:marker-start-width="0.243cm" draw:marker-end-width="0.243cm" draw:fill="solid" draw:fill-color="#3465a4" draw:opacity="67%" draw:textarea-vertical-align="middle" draw:auto-grow-height="false" fo:min-height="3.526cm" fo:min-width="10.764cm" fo:padding-top="0.243cm" fo:padding-bottom="0.243cm" fo:padding-left="0.243cm" fo:padding-right="0.243cm" fo:wrap-option="wrap"/>
    </style:style>
    <style:style style:name="gr48" style:family="graphic" style:parent-style-name="standard">
      <style:graphic-properties draw:stroke="solid" svg:stroke-width="0.1cm" svg:stroke-color="#ffffff" draw:marker-start-width="0.243cm" draw:marker-end-width="0.243cm" draw:fill="solid" draw:fill-color="#3465a4" draw:opacity="100%" draw:textarea-vertical-align="middle" draw:auto-grow-height="false" fo:min-height="3.554cm" fo:min-width="16.696cm" fo:padding-top="0.243cm" fo:padding-bottom="0.243cm" fo:padding-left="0.243cm" fo:padding-right="0.243cm" fo:wrap-option="wrap"/>
    </style:style>
    <style:style style:name="gr49" style:family="graphic" style:parent-style-name="objectwithoutfill">
      <style:graphic-properties draw:stroke="solid" svg:stroke-width="0.028cm" svg:stroke-color="#3465a4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50" style:family="graphic" style:parent-style-name="standard">
      <style:graphic-properties draw:stroke="none" draw:fill="none" draw:textarea-horizontal-align="justify" draw:textarea-vertical-align="middle" draw:auto-grow-height="false" fo:min-height="3.75cm" fo:min-width="8.25cm"/>
    </style:style>
    <style:style style:name="gr51" style:family="graphic" style:parent-style-name="standard">
      <style:graphic-properties draw:stroke="none" draw:fill="none" draw:textarea-horizontal-align="justify" draw:textarea-vertical-align="middle" draw:auto-grow-height="false" fo:min-height="3.75cm" fo:min-width="5.5cm"/>
    </style:style>
    <style:style style:name="gr52" style:family="graphic" style:parent-style-name="standard">
      <style:graphic-properties draw:stroke="solid" svg:stroke-width="0.071cm" svg:stroke-color="#ffffff" svg:stroke-opacity="100%" draw:fill="solid" draw:fill-color="#bbe33d" draw:opacity="100%" fo:min-height="0cm" fo:min-width="0cm" fo:padding-top="0.16cm" fo:padding-bottom="0.16cm" fo:padding-left="0.285cm" fo:padding-right="0.285cm"/>
    </style:style>
    <style:style style:name="gr53" style:family="graphic" style:parent-style-name="standard">
      <style:graphic-properties draw:stroke="none" svg:stroke-width="0cm" draw:marker-start-width="0.2cm" draw:marker-end-width="0.2cm" draw:fill="solid" draw:fill-color="#bbe33d" draw:textarea-horizontal-align="justify" draw:textarea-vertical-align="middle" draw:auto-grow-height="false" fo:min-height="1.68cm" fo:min-width="4.43cm" fo:padding-top="0.16cm" fo:padding-bottom="0.16cm" fo:padding-left="0.285cm" fo:padding-right="0.285cm"/>
    </style:style>
    <style:style style:name="gr54" style:family="graphic" style:parent-style-name="standard">
      <style:graphic-properties draw:stroke="none" svg:stroke-width="0cm" draw:marker-start-width="0.2cm" draw:marker-end-width="0.2cm" draw:fill="solid" draw:fill-color="#bbe33d" draw:textarea-horizontal-align="justify" draw:textarea-vertical-align="middle" draw:auto-grow-height="false" fo:min-height="0.18cm" fo:min-width="4.43cm" fo:padding-top="0.16cm" fo:padding-bottom="0.16cm" fo:padding-left="0.285cm" fo:padding-right="0.285cm"/>
    </style:style>
    <style:style style:name="gr55" style:family="graphic" style:parent-style-name="standard">
      <style:graphic-properties draw:stroke="none" svg:stroke-width="0cm" draw:marker-start-width="0.2cm" draw:marker-end-width="0.2cm" draw:fill="solid" draw:fill-color="#bbe33d" draw:textarea-horizontal-align="justify" draw:textarea-vertical-align="middle" draw:auto-grow-height="false" fo:min-height="1.68cm" fo:min-width="9.43cm" fo:padding-top="0.16cm" fo:padding-bottom="0.16cm" fo:padding-left="0.285cm" fo:padding-right="0.285cm"/>
    </style:style>
    <style:style style:name="gr56" style:family="graphic" style:parent-style-name="standard">
      <style:graphic-properties draw:stroke="none" svg:stroke-width="0cm" draw:marker-start-width="0.2cm" draw:marker-end-width="0.2cm" draw:fill="solid" draw:fill-color="#bbe33d" draw:textarea-horizontal-align="justify" draw:textarea-vertical-align="middle" draw:auto-grow-height="false" fo:min-height="0.18cm" fo:min-width="9.43cm" fo:padding-top="0.16cm" fo:padding-bottom="0.16cm" fo:padding-left="0.285cm" fo:padding-right="0.285cm"/>
    </style:style>
    <style:style style:name="gr57" style:family="graphic" style:parent-style-name="objectwithoutfill">
      <style:graphic-properties svg:stroke-width="0.07cm" svg:stroke-color="#ffffff" draw:marker-start-width="0.305cm" draw:marker-end-width="0.305cm" draw:fill="none" draw:textarea-vertical-align="middle" fo:padding-top="0.16cm" fo:padding-bottom="0.16cm" fo:padding-left="0.285cm" fo:padding-right="0.285cm"/>
    </style:style>
    <style:style style:name="gr58" style:family="graphic" style:parent-style-name="standard">
      <style:graphic-properties draw:stroke="solid" svg:stroke-width="0.071cm" svg:stroke-color="#ffffff" svg:stroke-opacity="100%" draw:fill="solid" draw:fill-color="#ffd428" draw:opacity="100%" fo:min-height="0cm" fo:min-width="0cm" fo:padding-top="0.16cm" fo:padding-bottom="0.16cm" fo:padding-left="0.285cm" fo:padding-right="0.285cm"/>
    </style:style>
    <style:style style:name="gr59" style:family="graphic" style:parent-style-name="standard">
      <style:graphic-properties draw:stroke="solid" svg:stroke-width="0.071cm" svg:stroke-color="#ffffff" svg:stroke-opacity="100%" draw:fill="solid" draw:fill-color="#ff860d" draw:opacity="100%" fo:min-height="0cm" fo:min-width="0cm" fo:padding-top="0.16cm" fo:padding-bottom="0.16cm" fo:padding-left="0.285cm" fo:padding-right="0.285cm"/>
    </style:style>
    <style:style style:name="gr60" style:family="graphic" style:parent-style-name="standard">
      <style:graphic-properties draw:stroke="solid" svg:stroke-width="0.071cm" svg:stroke-color="#ffffff" svg:stroke-opacity="100%" draw:fill="solid" draw:fill-color="#ff5429" draw:opacity="100%" fo:min-height="0cm" fo:min-width="0cm" fo:padding-top="0.16cm" fo:padding-bottom="0.16cm" fo:padding-left="0.285cm" fo:padding-right="0.285cm"/>
    </style:style>
    <style:style style:name="gr61" style:family="graphic" style:parent-style-name="standard">
      <style:graphic-properties draw:stroke="none" svg:stroke-width="0cm" draw:marker-start-width="0.2cm" draw:marker-end-width="0.2cm" draw:fill="solid" draw:fill-color="#ffd428" draw:textarea-horizontal-align="justify" draw:textarea-vertical-align="middle" draw:auto-grow-height="false" fo:min-height="1.68cm" fo:min-width="4.43cm" fo:padding-top="0.16cm" fo:padding-bottom="0.16cm" fo:padding-left="0.285cm" fo:padding-right="0.285cm"/>
    </style:style>
    <style:style style:name="gr62" style:family="graphic" style:parent-style-name="standard">
      <style:graphic-properties draw:stroke="none" svg:stroke-width="0cm" draw:marker-start-width="0.2cm" draw:marker-end-width="0.2cm" draw:fill="solid" draw:fill-color="#ff860d" draw:textarea-horizontal-align="justify" draw:textarea-vertical-align="middle" draw:auto-grow-height="false" fo:min-height="1.68cm" fo:min-width="4.43cm" fo:padding-top="0.16cm" fo:padding-bottom="0.16cm" fo:padding-left="0.285cm" fo:padding-right="0.285cm"/>
    </style:style>
    <style:style style:name="gr63" style:family="graphic" style:parent-style-name="standard">
      <style:graphic-properties draw:stroke="none" svg:stroke-width="0cm" draw:marker-start-width="0.2cm" draw:marker-end-width="0.2cm" draw:fill="solid" draw:fill-color="#ff5429" draw:textarea-horizontal-align="justify" draw:textarea-vertical-align="middle" draw:auto-grow-height="false" fo:min-height="2.18cm" fo:min-width="4.43cm" fo:padding-top="0.16cm" fo:padding-bottom="0.16cm" fo:padding-left="0.285cm" fo:padding-right="0.285cm"/>
    </style:style>
    <style:style style:name="gr64" style:family="graphic" style:parent-style-name="standard">
      <style:graphic-properties draw:stroke="none" svg:stroke-width="0cm" draw:marker-start-width="0.2cm" draw:marker-end-width="0.2cm" draw:fill="solid" draw:fill-color="#ff860d" draw:textarea-horizontal-align="justify" draw:textarea-vertical-align="middle" draw:auto-grow-height="false" fo:min-height="0.18cm" fo:min-width="4.43cm" fo:padding-top="0.16cm" fo:padding-bottom="0.16cm" fo:padding-left="0.285cm" fo:padding-right="0.285cm"/>
    </style:style>
    <style:style style:name="gr65" style:family="graphic" style:parent-style-name="standard">
      <style:graphic-properties draw:stroke="none" svg:stroke-width="0cm" draw:marker-start-width="0.2cm" draw:marker-end-width="0.2cm" draw:fill="solid" draw:fill-color="#ffd428" draw:textarea-horizontal-align="justify" draw:textarea-vertical-align="middle" draw:auto-grow-height="false" fo:min-height="0.18cm" fo:min-width="4.43cm" fo:padding-top="0.16cm" fo:padding-bottom="0.16cm" fo:padding-left="0.285cm" fo:padding-right="0.285cm"/>
    </style:style>
    <style:style style:name="gr66" style:family="graphic" style:parent-style-name="standard">
      <style:graphic-properties draw:stroke="none" svg:stroke-width="0cm" draw:marker-start-width="0.2cm" draw:marker-end-width="0.2cm" draw:fill="solid" draw:fill-color="#ffd428" draw:textarea-horizontal-align="justify" draw:textarea-vertical-align="middle" draw:auto-grow-height="false" fo:min-height="1.68cm" fo:min-width="9.43cm" fo:padding-top="0.16cm" fo:padding-bottom="0.16cm" fo:padding-left="0.285cm" fo:padding-right="0.285cm"/>
    </style:style>
    <style:style style:name="gr67" style:family="graphic" style:parent-style-name="standard">
      <style:graphic-properties draw:stroke="none" svg:stroke-width="0cm" draw:marker-start-width="0.2cm" draw:marker-end-width="0.2cm" draw:fill="solid" draw:fill-color="#ff860d" draw:textarea-horizontal-align="justify" draw:textarea-vertical-align="middle" draw:auto-grow-height="false" fo:min-height="1.68cm" fo:min-width="9.43cm" fo:padding-top="0.16cm" fo:padding-bottom="0.16cm" fo:padding-left="0.285cm" fo:padding-right="0.285cm"/>
    </style:style>
    <style:style style:name="gr68" style:family="graphic" style:parent-style-name="standard">
      <style:graphic-properties draw:stroke="none" svg:stroke-width="0cm" draw:marker-start-width="0.2cm" draw:marker-end-width="0.2cm" draw:fill="solid" draw:fill-color="#ff5429" draw:textarea-horizontal-align="justify" draw:textarea-vertical-align="middle" draw:auto-grow-height="false" fo:min-height="2.18cm" fo:min-width="9.43cm" fo:padding-top="0.16cm" fo:padding-bottom="0.16cm" fo:padding-left="0.285cm" fo:padding-right="0.285cm"/>
    </style:style>
    <style:style style:name="gr69" style:family="graphic" style:parent-style-name="standard">
      <style:graphic-properties draw:stroke="none" svg:stroke-width="0cm" draw:marker-start-width="0.2cm" draw:marker-end-width="0.2cm" draw:fill="solid" draw:fill-color="#ff860d" draw:textarea-horizontal-align="justify" draw:textarea-vertical-align="middle" draw:auto-grow-height="false" fo:min-height="0.18cm" fo:min-width="9.43cm" fo:padding-top="0.16cm" fo:padding-bottom="0.16cm" fo:padding-left="0.285cm" fo:padding-right="0.285cm"/>
    </style:style>
    <style:style style:name="gr70" style:family="graphic" style:parent-style-name="standard">
      <style:graphic-properties draw:stroke="none" svg:stroke-width="0cm" draw:marker-start-width="0.2cm" draw:marker-end-width="0.2cm" draw:fill="solid" draw:fill-color="#ffd428" draw:textarea-horizontal-align="justify" draw:textarea-vertical-align="middle" draw:auto-grow-height="false" fo:min-height="0.18cm" fo:min-width="9.43cm" fo:padding-top="0.16cm" fo:padding-bottom="0.16cm" fo:padding-left="0.285cm" fo:padding-right="0.285cm"/>
    </style:style>
    <style:style style:name="gr71" style:family="graphic" style:parent-style-name="standard">
      <style:graphic-properties draw:stroke="solid" svg:stroke-width="0.071cm" svg:stroke-color="#ffffff" svg:stroke-opacity="100%" draw:fill="solid" draw:fill-color="#729fcf" draw:opacity="100%" fo:min-height="0cm" fo:min-width="0cm" fo:padding-top="0.16cm" fo:padding-bottom="0.16cm" fo:padding-left="0.285cm" fo:padding-right="0.285cm"/>
    </style:style>
    <style:style style:name="gr72" style:family="graphic" style:parent-style-name="standard">
      <style:graphic-properties draw:stroke="none" svg:stroke-width="0cm" draw:marker-start-width="0.2cm" draw:marker-end-width="0.2cm" draw:fill="solid" draw:fill-color="#ffffff" draw:textarea-horizontal-align="justify" draw:textarea-vertical-align="middle" draw:auto-grow-height="false" fo:min-height="1.68cm" fo:min-width="4.43cm" fo:padding-top="0.16cm" fo:padding-bottom="0.16cm" fo:padding-left="0.285cm" fo:padding-right="0.285cm"/>
    </style:style>
    <style:style style:name="gr73" style:family="graphic" style:parent-style-name="standard">
      <style:graphic-properties draw:stroke="none" svg:stroke-width="0cm" draw:marker-start-width="0.2cm" draw:marker-end-width="0.2cm" draw:fill="solid" draw:fill-color="#ffffff" draw:textarea-horizontal-align="justify" draw:textarea-vertical-align="middle" draw:auto-grow-height="false" fo:min-height="2.18cm" fo:min-width="4.43cm" fo:padding-top="0.16cm" fo:padding-bottom="0.16cm" fo:padding-left="0.285cm" fo:padding-right="0.285cm"/>
    </style:style>
    <style:style style:name="gr74" style:family="graphic" style:parent-style-name="standard">
      <style:graphic-properties draw:stroke="none" svg:stroke-width="0cm" draw:marker-start-width="0.2cm" draw:marker-end-width="0.2cm" draw:fill="solid" draw:fill-color="#ffffff" draw:textarea-horizontal-align="justify" draw:textarea-vertical-align="middle" draw:auto-grow-height="false" fo:min-height="0.18cm" fo:min-width="4.43cm" fo:padding-top="0.16cm" fo:padding-bottom="0.16cm" fo:padding-left="0.285cm" fo:padding-right="0.285cm"/>
    </style:style>
    <style:style style:name="gr75" style:family="graphic" style:parent-style-name="standard">
      <style:graphic-properties draw:stroke="none" svg:stroke-width="0cm" draw:marker-start-width="0.2cm" draw:marker-end-width="0.2cm" draw:fill="solid" draw:fill-color="#ffffff" draw:textarea-horizontal-align="justify" draw:textarea-vertical-align="middle" draw:auto-grow-height="false" fo:min-height="1.68cm" fo:min-width="9.43cm" fo:padding-top="0.16cm" fo:padding-bottom="0.16cm" fo:padding-left="0.285cm" fo:padding-right="0.285cm"/>
    </style:style>
    <style:style style:name="gr76" style:family="graphic" style:parent-style-name="standard">
      <style:graphic-properties draw:stroke="none" svg:stroke-width="0cm" draw:marker-start-width="0.2cm" draw:marker-end-width="0.2cm" draw:fill="solid" draw:fill-color="#ffffff" draw:textarea-horizontal-align="justify" draw:textarea-vertical-align="middle" draw:auto-grow-height="false" fo:min-height="2.18cm" fo:min-width="9.43cm" fo:padding-top="0.16cm" fo:padding-bottom="0.16cm" fo:padding-left="0.285cm" fo:padding-right="0.285cm"/>
    </style:style>
    <style:style style:name="gr77" style:family="graphic" style:parent-style-name="standard">
      <style:graphic-properties draw:stroke="none" svg:stroke-width="0cm" draw:marker-start-width="0.2cm" draw:marker-end-width="0.2cm" draw:fill="solid" draw:fill-color="#ffffff" draw:textarea-horizontal-align="justify" draw:textarea-vertical-align="middle" draw:auto-grow-height="false" fo:min-height="0.18cm" fo:min-width="9.43cm" fo:padding-top="0.16cm" fo:padding-bottom="0.16cm" fo:padding-left="0.285cm" fo:padding-right="0.285cm"/>
    </style:style>
    <style:style style:name="gr78" style:family="graphic" style:parent-style-name="objectwithoutfill">
      <style:graphic-properties svg:stroke-width="0.07cm" draw:marker-start-width="0.305cm" draw:marker-end-width="0.305cm" draw:fill="none" draw:textarea-vertical-align="middle" fo:padding-top="0.16cm" fo:padding-bottom="0.16cm" fo:padding-left="0.285cm" fo:padding-right="0.285cm"/>
    </style:style>
    <style:style style:name="gr79" style:family="graphic" style:parent-style-name="standard">
      <style:graphic-properties draw:stroke="solid" svg:stroke-width="0.071cm" svg:stroke-color="#ffffff" svg:stroke-opacity="100%" draw:fill="solid" draw:fill-color="#4f81bd" draw:opacity="20%" draw:textarea-horizontal-align="center" draw:textarea-vertical-align="middle" draw:auto-grow-height="false" draw:auto-grow-width="false" fo:min-height="1.076cm" fo:min-width="2.539cm" fo:padding-top="0.979cm" fo:padding-bottom="9.446cm" fo:padding-left="4.481cm" fo:padding-right="4.481cm" fo:wrap-option="wrap"/>
    </style:style>
    <style:style style:name="gr80" style:family="graphic" style:parent-style-name="standard">
      <style:graphic-properties draw:stroke="solid" svg:stroke-width="0.071cm" svg:stroke-color="#ffffff" svg:stroke-opacity="100%" draw:fill="solid" draw:fill-color="#4f81bd" draw:opacity="40%" draw:textarea-horizontal-align="center" draw:textarea-vertical-align="middle" draw:auto-grow-height="false" draw:auto-grow-width="false" fo:min-height="0.805cm" fo:min-width="2.337cm" fo:padding-top="0.937cm" fo:padding-bottom="7.259cm" fo:padding-left="3.332cm" fo:padding-right="3.332cm" fo:wrap-option="wrap"/>
    </style:style>
    <style:style style:name="gr81" style:family="graphic" style:parent-style-name="standard">
      <style:graphic-properties draw:stroke="solid" svg:stroke-width="0.071cm" svg:stroke-color="#ffffff" svg:stroke-opacity="100%" draw:fill="solid" draw:fill-color="#4f81bd" draw:opacity="60%" draw:textarea-horizontal-align="center" draw:textarea-vertical-align="middle" draw:auto-grow-height="false" draw:auto-grow-width="false" fo:min-height="0.501cm" fo:min-width="2.133cm" fo:padding-top="0.883cm" fo:padding-bottom="5.117cm" fo:padding-left="2.184cm" fo:padding-right="2.184cm" fo:wrap-option="wrap"/>
    </style:style>
    <style:style style:name="gr82" style:family="graphic" style:parent-style-name="standard">
      <style:graphic-properties draw:stroke="solid" svg:stroke-width="0.071cm" svg:stroke-color="#ffffff" svg:stroke-opacity="100%" draw:fill="solid" draw:fill-color="#4f81bd" draw:opacity="80%" draw:textarea-horizontal-align="center" draw:textarea-vertical-align="middle" draw:auto-grow-height="false" draw:auto-grow-width="false" fo:min-height="1.137cm" fo:min-width="2.073cm" fo:padding-top="1.682cm" fo:padding-bottom="1.682cm" fo:padding-left="1.214cm" fo:padding-right="1.214cm" fo:wrap-option="wrap"/>
    </style:style>
    <style:style style:name="gr83" style:family="graphic" style:parent-style-name="standard">
      <style:graphic-properties draw:stroke="solid" svg:stroke-width="0.071cm" svg:stroke-color="#ffffff" svg:stroke-opacity="100%" draw:fill="solid" draw:fill-color="#ffd428" draw:opacity="100%" draw:textarea-horizontal-align="center" draw:textarea-vertical-align="middle" draw:auto-grow-height="false" draw:auto-grow-width="false" fo:min-height="0.805cm" fo:min-width="2.337cm" fo:padding-top="0.937cm" fo:padding-bottom="7.259cm" fo:padding-left="3.332cm" fo:padding-right="3.332cm" fo:wrap-option="wrap"/>
    </style:style>
    <style:style style:name="gr84" style:family="graphic" style:parent-style-name="standard">
      <style:graphic-properties draw:stroke="solid" svg:stroke-width="0.071cm" svg:stroke-color="#ffffff" svg:stroke-opacity="100%" draw:fill="solid" draw:fill-color="#ff860d" draw:opacity="100%" draw:textarea-horizontal-align="center" draw:textarea-vertical-align="middle" draw:auto-grow-height="false" draw:auto-grow-width="false" fo:min-height="0.501cm" fo:min-width="2.133cm" fo:padding-top="0.883cm" fo:padding-bottom="5.117cm" fo:padding-left="2.184cm" fo:padding-right="2.184cm" fo:wrap-option="wrap"/>
    </style:style>
    <style:style style:name="gr85" style:family="graphic" style:parent-style-name="standard">
      <style:graphic-properties draw:stroke="solid" svg:stroke-width="0.071cm" svg:stroke-color="#ffffff" svg:stroke-opacity="100%" draw:fill="solid" draw:fill-color="#ff5429" draw:opacity="100%" draw:textarea-horizontal-align="center" draw:textarea-vertical-align="middle" draw:auto-grow-height="false" draw:auto-grow-width="false" fo:min-height="1.137cm" fo:min-width="2.073cm" fo:padding-top="1.682cm" fo:padding-bottom="1.682cm" fo:padding-left="1.214cm" fo:padding-right="1.214cm" fo:wrap-option="wrap"/>
    </style:style>
    <style:style style:name="gr86" style:family="graphic" style:parent-style-name="standard">
      <style:graphic-properties draw:stroke="solid" svg:stroke-width="0.071cm" svg:stroke-color="#5eb91e" draw:fill="solid" draw:fill-color="#bbe33d" draw:textarea-vertical-align="middle" draw:auto-grow-height="false" fo:min-height="3.625cm" fo:min-width="6.625cm" fo:padding-top="0.688cm" fo:padding-bottom="0.688cm" fo:padding-left="0.688cm" fo:padding-right="0.688cm" fo:wrap-option="wrap"/>
    </style:style>
    <style:style style:name="gr87" style:family="graphic" style:parent-style-name="standard">
      <style:graphic-properties draw:stroke="solid" svg:stroke-width="0.071cm" svg:stroke-color="#ea7500" draw:fill="solid" draw:fill-color="#ff860d" draw:textarea-vertical-align="middle" draw:auto-grow-height="false" fo:min-height="3.625cm" fo:min-width="6.625cm" fo:padding-top="0.688cm" fo:padding-bottom="0.688cm" fo:padding-left="0.688cm" fo:padding-right="0.688cm" fo:wrap-option="wrap"/>
    </style:style>
    <style:style style:name="gr88" style:family="graphic" style:parent-style-name="standard">
      <style:graphic-properties draw:stroke="solid" svg:stroke-width="0.071cm" svg:stroke-color="#ed4c05" draw:fill="solid" draw:fill-color="#ff5429" draw:textarea-vertical-align="middle" draw:auto-grow-height="false" fo:min-height="3.625cm" fo:min-width="6.625cm" fo:padding-top="0.688cm" fo:padding-bottom="0.688cm" fo:padding-left="0.688cm" fo:padding-right="0.688cm" fo:wrap-option="wrap"/>
    </style:style>
    <style:style style:name="gr89" style:family="graphic" style:parent-style-name="standard">
      <style:graphic-properties draw:stroke="solid" svg:stroke-width="0.071cm" svg:stroke-color="#e8a202" draw:fill="solid" draw:fill-color="#ffd428" draw:textarea-vertical-align="middle" draw:auto-grow-height="false" fo:min-height="3.625cm" fo:min-width="6.625cm" fo:padding-top="0.688cm" fo:padding-bottom="0.688cm" fo:padding-left="0.688cm" fo:padding-right="0.688cm" fo:wrap-option="wrap"/>
    </style:style>
    <style:style style:name="gr90" style:family="graphic" style:parent-style-name="standard">
      <style:graphic-properties draw:stroke="solid" svg:stroke-width="0.071cm" svg:stroke-color="#3465a4" draw:fill="solid" draw:fill-color="#729fcf" draw:textarea-vertical-align="middle" draw:auto-grow-height="false" fo:min-height="3.625cm" fo:min-width="6.625cm" fo:padding-top="0.688cm" fo:padding-bottom="0.688cm" fo:padding-left="0.688cm" fo:padding-right="0.688cm" fo:wrap-option="wrap"/>
    </style:style>
    <style:style style:name="gr91" style:family="graphic" style:parent-style-name="standard">
      <style:graphic-properties draw:stroke="none" draw:fill="none" draw:fill-color="#cccccc" draw:textarea-horizontal-align="justify" draw:textarea-vertical-align="top" draw:auto-grow-height="false" fo:min-height="0.75cm" fo:min-width="6.5cm"/>
    </style:style>
    <style:style style:name="gr92" style:family="graphic" style:parent-style-name="standard">
      <style:graphic-properties draw:stroke="solid" svg:stroke-width="0.071cm" svg:stroke-color="#5eb91e" draw:fill="solid" draw:fill-color="#bbe33d" draw:textarea-vertical-align="middle" draw:auto-grow-height="false" fo:min-height="2.625cm" fo:min-width="5.625cm" fo:padding-top="0.688cm" fo:padding-bottom="0.688cm" fo:padding-left="0.688cm" fo:padding-right="0.688cm" fo:wrap-option="wrap"/>
    </style:style>
    <style:style style:name="gr93" style:family="graphic" style:parent-style-name="standard">
      <style:graphic-properties draw:stroke="solid" svg:stroke-width="0.071cm" svg:stroke-color="#ea7500" draw:fill="solid" draw:fill-color="#ff860d" draw:textarea-vertical-align="middle" draw:auto-grow-height="false" fo:min-height="2.625cm" fo:min-width="5.625cm" fo:padding-top="0.688cm" fo:padding-bottom="0.688cm" fo:padding-left="0.688cm" fo:padding-right="0.688cm" fo:wrap-option="wrap"/>
    </style:style>
    <style:style style:name="gr94" style:family="graphic" style:parent-style-name="standard">
      <style:graphic-properties draw:stroke="solid" svg:stroke-width="0.071cm" svg:stroke-color="#ed4c05" draw:fill="solid" draw:fill-color="#ff5429" draw:textarea-vertical-align="middle" draw:auto-grow-height="false" fo:min-height="2.625cm" fo:min-width="5.625cm" fo:padding-top="0.688cm" fo:padding-bottom="0.688cm" fo:padding-left="0.688cm" fo:padding-right="0.688cm" fo:wrap-option="wrap"/>
    </style:style>
    <style:style style:name="gr95" style:family="graphic" style:parent-style-name="standard">
      <style:graphic-properties draw:stroke="solid" svg:stroke-width="0.071cm" svg:stroke-color="#e8a202" draw:fill="solid" draw:fill-color="#ffd428" draw:textarea-vertical-align="middle" draw:auto-grow-height="false" fo:min-height="2.625cm" fo:min-width="5.625cm" fo:padding-top="0.688cm" fo:padding-bottom="0.688cm" fo:padding-left="0.688cm" fo:padding-right="0.688cm" fo:wrap-option="wrap"/>
    </style:style>
    <style:style style:name="gr96" style:family="graphic" style:parent-style-name="standard">
      <style:graphic-properties draw:stroke="solid" svg:stroke-width="0.071cm" svg:stroke-color="#3465a4" draw:fill="solid" draw:fill-color="#5983b0" draw:textarea-vertical-align="middle" draw:auto-grow-height="false" fo:min-height="2.625cm" fo:min-width="5.625cm" fo:padding-top="0.688cm" fo:padding-bottom="0.688cm" fo:padding-left="0.688cm" fo:padding-right="0.688cm" fo:wrap-option="wrap"/>
    </style:style>
    <style:style style:name="gr97" style:family="graphic" style:parent-style-name="standard">
      <style:graphic-properties draw:stroke="solid" svg:stroke-width="0.071cm" svg:stroke-color="#000000" draw:fill="solid" draw:fill-color="#ffffff" draw:textarea-vertical-align="middle" draw:auto-grow-height="false" fo:min-height="2.625cm" fo:min-width="5.625cm" fo:padding-top="0.688cm" fo:padding-bottom="0.688cm" fo:padding-left="0.688cm" fo:padding-right="0.688cm" fo:wrap-option="wrap"/>
    </style:style>
    <style:style style:name="gr98" style:family="graphic" style:parent-style-name="standard">
      <style:graphic-properties svg:stroke-width="0.07cm" svg:stroke-color="#3465a4" draw:marker-start-width="0.305cm" draw:marker-end-width="0.305cm" draw:fill-color="#ffffff" draw:textarea-horizontal-align="justify" draw:textarea-vertical-align="middle" draw:auto-grow-height="false" fo:min-height="7.3cm" fo:min-width="6.05cm" fo:padding-top="0.16cm" fo:padding-bottom="0.16cm" fo:padding-left="0.285cm" fo:padding-right="0.285cm"/>
    </style:style>
    <style:style style:name="gr99" style:family="graphic" style:parent-style-name="standard" style:list-style-name="L1">
      <style:graphic-properties draw:stroke="solid" svg:stroke-width="0.07cm" draw:marker-start-width="0.305cm" draw:marker-end-width="0.305cm" draw:fill-color="#729fcf" draw:textarea-horizontal-align="justify" draw:textarea-vertical-align="middle" draw:auto-grow-height="false" fo:min-height="2.68cm" fo:min-width="6.43cm" fo:padding-top="0.16cm" fo:padding-bottom="0.16cm" fo:padding-left="0.285cm" fo:padding-right="0.285cm"/>
    </style:style>
    <style:style style:name="gr100" style:family="graphic" style:parent-style-name="standard">
      <style:graphic-properties svg:stroke-width="0.07cm" svg:stroke-color="#000000" draw:marker-start-width="0.305cm" draw:marker-end-width="0.305cm" draw:fill-color="#ffffff" draw:textarea-horizontal-align="justify" draw:textarea-vertical-align="middle" draw:auto-grow-height="false" fo:min-height="7.276cm" fo:min-width="6.026cm" fo:padding-top="0.16cm" fo:padding-bottom="0.16cm" fo:padding-left="0.285cm" fo:padding-right="0.285cm"/>
    </style:style>
    <style:style style:name="gr101" style:family="graphic" style:parent-style-name="standard" style:list-style-name="L1">
      <style:graphic-properties draw:stroke="solid" svg:stroke-width="0.07cm" svg:stroke-color="#000000" draw:marker-start-width="0.305cm" draw:marker-end-width="0.305cm" draw:fill-color="#000000" draw:textarea-horizontal-align="justify" draw:textarea-vertical-align="middle" draw:auto-grow-height="false" fo:min-height="2.68cm" fo:min-width="6.43cm" fo:padding-top="0.16cm" fo:padding-bottom="0.16cm" fo:padding-left="0.285cm" fo:padding-right="0.285cm"/>
    </style:style>
    <style:style style:name="gr102" style:family="graphic" style:parent-style-name="standard">
      <style:graphic-properties svg:stroke-width="0.07cm" svg:stroke-color="#5eb91e" draw:marker-start-width="0.305cm" draw:marker-end-width="0.305cm" draw:fill-color="#ffffff" draw:textarea-horizontal-align="justify" draw:textarea-vertical-align="middle" draw:auto-grow-height="false" fo:min-height="7.276cm" fo:min-width="6.026cm" fo:padding-top="0.16cm" fo:padding-bottom="0.16cm" fo:padding-left="0.285cm" fo:padding-right="0.285cm"/>
    </style:style>
    <style:style style:name="gr103" style:family="graphic" style:parent-style-name="standard" style:list-style-name="L1">
      <style:graphic-properties draw:stroke="solid" svg:stroke-width="0.07cm" svg:stroke-color="#5eb91e" draw:marker-start-width="0.305cm" draw:marker-end-width="0.305cm" draw:fill-color="#bbe33d" draw:textarea-horizontal-align="justify" draw:textarea-vertical-align="middle" draw:auto-grow-height="false" fo:min-height="2.68cm" fo:min-width="6.43cm" fo:padding-top="0.16cm" fo:padding-bottom="0.16cm" fo:padding-left="0.285cm" fo:padding-right="0.285cm"/>
    </style:style>
    <style:style style:name="gr104" style:family="graphic" style:parent-style-name="standard">
      <style:graphic-properties svg:stroke-width="0.07cm" svg:stroke-color="#ea7500" draw:marker-start-width="0.305cm" draw:marker-end-width="0.305cm" draw:fill-color="#ffffff" draw:textarea-horizontal-align="justify" draw:textarea-vertical-align="middle" draw:auto-grow-height="false" fo:min-height="7.276cm" fo:min-width="6.026cm" fo:padding-top="0.16cm" fo:padding-bottom="0.16cm" fo:padding-left="0.285cm" fo:padding-right="0.285cm"/>
    </style:style>
    <style:style style:name="gr105" style:family="graphic" style:parent-style-name="standard" style:list-style-name="L1">
      <style:graphic-properties draw:stroke="solid" svg:stroke-width="0.07cm" svg:stroke-color="#ea7500" draw:marker-start-width="0.305cm" draw:marker-end-width="0.305cm" draw:fill-color="#ff860d" draw:textarea-horizontal-align="justify" draw:textarea-vertical-align="middle" draw:auto-grow-height="false" fo:min-height="2.68cm" fo:min-width="6.43cm" fo:padding-top="0.16cm" fo:padding-bottom="0.16cm" fo:padding-left="0.285cm" fo:padding-right="0.285cm"/>
    </style:style>
    <style:style style:name="gr106" style:family="graphic" style:parent-style-name="standard">
      <style:graphic-properties svg:stroke-width="0.07cm" svg:stroke-color="#e8a202" draw:marker-start-width="0.305cm" draw:marker-end-width="0.305cm" draw:fill-color="#ffffff" draw:textarea-horizontal-align="justify" draw:textarea-vertical-align="middle" draw:auto-grow-height="false" fo:min-height="7.276cm" fo:min-width="6.026cm" fo:padding-top="0.16cm" fo:padding-bottom="0.16cm" fo:padding-left="0.285cm" fo:padding-right="0.285cm"/>
    </style:style>
    <style:style style:name="gr107" style:family="graphic" style:parent-style-name="standard" style:list-style-name="L1">
      <style:graphic-properties draw:stroke="solid" svg:stroke-width="0.07cm" svg:stroke-color="#e8a202" draw:marker-start-width="0.305cm" draw:marker-end-width="0.305cm" draw:fill-color="#ffd428" draw:textarea-horizontal-align="justify" draw:textarea-vertical-align="middle" draw:auto-grow-height="false" fo:min-height="2.68cm" fo:min-width="6.43cm" fo:padding-top="0.16cm" fo:padding-bottom="0.16cm" fo:padding-left="0.285cm" fo:padding-right="0.285cm"/>
    </style:style>
    <style:style style:name="gr108" style:family="graphic" style:parent-style-name="standard">
      <style:graphic-properties svg:stroke-width="0.07cm" svg:stroke-color="#f10d0c" draw:marker-start-width="0.305cm" draw:marker-end-width="0.305cm" draw:fill-color="#ffffff" draw:textarea-horizontal-align="justify" draw:textarea-vertical-align="middle" draw:auto-grow-height="false" fo:min-height="7.276cm" fo:min-width="6.026cm" fo:padding-top="0.16cm" fo:padding-bottom="0.16cm" fo:padding-left="0.285cm" fo:padding-right="0.285cm"/>
    </style:style>
    <style:style style:name="gr109" style:family="graphic" style:parent-style-name="standard" style:list-style-name="L1">
      <style:graphic-properties draw:stroke="solid" svg:stroke-width="0.07cm" svg:stroke-color="#f10d0c" draw:marker-start-width="0.305cm" draw:marker-end-width="0.305cm" draw:fill-color="#ff3838" draw:textarea-horizontal-align="justify" draw:textarea-vertical-align="middle" draw:auto-grow-height="false" fo:min-height="2.68cm" fo:min-width="6.43cm" fo:padding-top="0.16cm" fo:padding-bottom="0.16cm" fo:padding-left="0.285cm" fo:padding-right="0.285cm"/>
    </style:style>
    <style:style style:name="gr110" style:family="graphic" style:parent-style-name="standard">
      <style:graphic-properties svg:stroke-width="0.07cm" svg:stroke-color="#5eb91e" draw:marker-start-width="0.305cm" draw:marker-end-width="0.305cm" draw:fill-color="#bbe33d" draw:textarea-vertical-align="top" fo:padding-top="0.16cm" fo:padding-bottom="0.16cm" fo:padding-left="0.285cm" fo:padding-right="0.285cm"/>
    </style:style>
    <style:style style:name="gr111" style:family="graphic" style:parent-style-name="objectwithoutfill">
      <style:graphic-properties draw:stroke="none" svg:stroke-width="0.07cm" svg:stroke-color="#e8a202" draw:marker-start-width="0.305cm" draw:marker-end-width="0.305cm" draw:fill="solid" draw:fill-color="#ffd428" draw:textarea-vertical-align="middle" fo:padding-top="0.16cm" fo:padding-bottom="0.16cm" fo:padding-left="0.285cm" fo:padding-right="0.285cm"/>
    </style:style>
    <style:style style:name="gr112" style:family="graphic" style:parent-style-name="objectwithoutfill">
      <style:graphic-properties draw:stroke="none" svg:stroke-width="0.07cm" svg:stroke-color="#e8a202" draw:marker-start-width="0.305cm" draw:marker-end-width="0.305cm" draw:fill="solid" draw:fill-color="#ffd428" draw:opacity="100%" draw:textarea-vertical-align="top" fo:padding-top="0.16cm" fo:padding-bottom="0.16cm" fo:padding-left="0.285cm" fo:padding-right="0.285cm" draw:shadow="hidden"/>
    </style:style>
    <style:style style:name="gr113" style:family="graphic" style:parent-style-name="objectwithoutfill">
      <style:graphic-properties draw:stroke="solid" svg:stroke-width="0.07cm" svg:stroke-color="#ed4c05" draw:marker-start-width="0.305cm" draw:marker-end-width="0.305cm" draw:fill="solid" draw:fill-color="#ff5429" draw:textarea-vertical-align="middle" fo:padding-top="0.16cm" fo:padding-bottom="0.16cm" fo:padding-left="0.285cm" fo:padding-right="0.285cm"/>
    </style:style>
    <style:style style:name="gr114" style:family="graphic" style:parent-style-name="objectwithoutfill">
      <style:graphic-properties draw:stroke="solid" svg:stroke-width="0.07cm" svg:stroke-color="#ed4c05" draw:marker-start-width="0.305cm" draw:marker-end-width="0.305cm" draw:fill="solid" draw:fill-color="#ff5429" draw:opacity="100%" draw:textarea-vertical-align="top" fo:padding-top="0.16cm" fo:padding-bottom="0.16cm" fo:padding-left="0.285cm" fo:padding-right="0.285cm" draw:shadow="hidden"/>
    </style:style>
    <style:style style:name="gr115" style:family="graphic" style:parent-style-name="standard">
      <style:graphic-properties draw:stroke="none" svg:stroke-width="0.07cm" svg:stroke-color="#3465a4" draw:marker-start-width="0.305cm" draw:marker-end-width="0.305cm" draw:fill="none" draw:fill-color="#dee6ef" draw:textarea-horizontal-align="justify" draw:textarea-vertical-align="top" draw:auto-grow-height="false" fo:min-height="1.681cm" fo:min-width="21.43cm" fo:padding-top="0.16cm" fo:padding-bottom="0.16cm" fo:padding-left="0.285cm" fo:padding-right="0.285cm"/>
    </style:style>
    <style:style style:name="gr116" style:family="graphic" style:parent-style-name="standard">
      <style:graphic-properties svg:stroke-width="0.07cm" svg:stroke-color="#3465a4" draw:marker-start-width="0.305cm" draw:marker-end-width="0.305cm" draw:fill-color="#729fcf" draw:textarea-horizontal-align="justify" draw:textarea-vertical-align="middle" draw:auto-grow-height="false" fo:min-height="1.486cm" fo:min-width="21.236cm" fo:padding-top="0.16cm" fo:padding-bottom="0.16cm" fo:padding-left="0.285cm" fo:padding-right="0.285cm"/>
    </style:style>
    <style:style style:name="gr117" style:family="graphic" style:parent-style-name="standard">
      <style:graphic-properties svg:stroke-width="0.07cm" svg:stroke-color="#5eb91e" draw:marker-start-width="0.305cm" draw:marker-end-width="0.305cm" draw:fill-color="#d4ea6b" draw:textarea-horizontal-align="justify" draw:textarea-vertical-align="middle" draw:auto-grow-height="false" fo:min-height="1.486cm" fo:min-width="21.236cm" fo:padding-top="0.16cm" fo:padding-bottom="0.16cm" fo:padding-left="0.285cm" fo:padding-right="0.285cm"/>
    </style:style>
    <style:style style:name="gr118" style:family="graphic" style:parent-style-name="standard">
      <style:graphic-properties svg:stroke-width="0.07cm" svg:stroke-color="#e8a202" draw:marker-start-width="0.305cm" draw:marker-end-width="0.305cm" draw:fill-color="#ffde59" draw:textarea-horizontal-align="justify" draw:textarea-vertical-align="middle" draw:auto-grow-height="false" fo:min-height="1.486cm" fo:min-width="21.236cm" fo:padding-top="0.16cm" fo:padding-bottom="0.16cm" fo:padding-left="0.285cm" fo:padding-right="0.285cm"/>
    </style:style>
    <style:style style:name="gr119" style:family="graphic" style:parent-style-name="objectwithoutfill">
      <style:graphic-properties svg:stroke-width="0.14cm" svg:stroke-color="#3465a4" draw:marker-start-width="0.41cm" draw:marker-end-width="0.41cm" draw:fill="solid" draw:fill-color="#729fcf" draw:textarea-vertical-align="middle" fo:padding-top="0.195cm" fo:padding-bottom="0.195cm" fo:padding-left="0.32cm" fo:padding-right="0.32cm"/>
    </style:style>
    <style:style style:name="gr120" style:family="graphic" style:parent-style-name="standard">
      <style:graphic-properties draw:stroke="solid" svg:stroke-width="0.14cm" svg:stroke-color="#3465a4" draw:marker-start-width="0.41cm" draw:marker-end-width="0.41cm" draw:fill-color="#729fcf" draw:textarea-horizontal-align="justify" draw:textarea-vertical-align="middle" draw:auto-grow-height="false" fo:min-height="1.611cm" fo:min-width="18.361cm" fo:padding-top="0.195cm" fo:padding-bottom="0.195cm" fo:padding-left="0.32cm" fo:padding-right="0.32cm"/>
    </style:style>
    <style:style style:name="gr121" style:family="graphic" style:parent-style-name="standard">
      <style:graphic-properties draw:stroke="solid" svg:stroke-width="0.14cm" svg:stroke-color="#3465a4" draw:marker-start-width="0.41cm" draw:marker-end-width="0.41cm" draw:fill-color="#729fcf" draw:textarea-horizontal-align="justify" draw:textarea-vertical-align="middle" draw:auto-grow-height="false" fo:min-height="1.681cm" fo:min-width="18.43cm" fo:padding-top="0.195cm" fo:padding-bottom="0.195cm" fo:padding-left="0.32cm" fo:padding-right="0.32cm"/>
    </style:style>
    <style:style style:name="gr122" style:family="graphic" style:parent-style-name="standard">
      <style:graphic-properties draw:stroke="solid" svg:stroke-width="0.14cm" svg:stroke-color="#3465a4" draw:marker-start-width="0.41cm" draw:marker-end-width="0.41cm" draw:fill="solid" draw:fill-color="#729fcf" draw:textarea-horizontal-align="justify" draw:textarea-vertical-align="middle" draw:auto-grow-height="false" fo:min-height="1.732cm" fo:min-width="1.552cm" fo:padding-top="0.195cm" fo:padding-bottom="0.195cm" fo:padding-left="0.32cm" fo:padding-right="0.32cm" draw:shadow="visible" draw:shadow-offset-x="0.141cm" draw:shadow-offset-y="0cm" draw:shadow-color="#ffffff"/>
    </style:style>
    <style:style style:name="gr123" style:family="graphic" style:parent-style-name="standard">
      <style:graphic-properties draw:stroke="solid" svg:stroke-width="0.14cm" svg:stroke-color="#3465a4" draw:marker-start-width="0.41cm" draw:marker-end-width="0.41cm" draw:fill="solid" draw:fill-color="#729fcf" draw:textarea-horizontal-align="justify" draw:textarea-vertical-align="middle" draw:auto-grow-height="false" fo:min-height="1.732cm" fo:min-width="1.552cm" fo:padding-top="0.195cm" fo:padding-bottom="0.195cm" fo:padding-left="0.32cm" fo:padding-right="0.32cm" draw:shadow="visible" draw:shadow-offset-x="0.14cm" draw:shadow-offset-y="0cm" draw:shadow-color="#ffffff"/>
    </style:style>
    <style:style style:name="gr124" style:family="graphic" style:parent-style-name="standard">
      <style:graphic-properties draw:stroke="none" svg:stroke-width="0.07cm" svg:stroke-color="#3465a4" draw:marker-start-width="0.305cm" draw:marker-end-width="0.305cm" draw:fill-color="#729fcf" draw:textarea-horizontal-align="justify" draw:textarea-vertical-align="middle" draw:auto-grow-height="false" fo:min-height="1.681cm" fo:min-width="18.431cm" fo:padding-top="0.16cm" fo:padding-bottom="0.16cm" fo:padding-left="0.285cm" fo:padding-right="0.285cm"/>
    </style:style>
    <style:style style:name="gr125" style:family="graphic" style:parent-style-name="standard">
      <style:graphic-properties draw:stroke="none" svg:stroke-width="0.07cm" svg:stroke-color="#5eb91e" draw:marker-start-width="0.305cm" draw:marker-end-width="0.305cm" draw:fill-color="#d4ea6b" draw:textarea-horizontal-align="justify" draw:textarea-vertical-align="middle" draw:auto-grow-height="false" fo:min-height="1.681cm" fo:min-width="18.43cm" fo:padding-top="0.16cm" fo:padding-bottom="0.16cm" fo:padding-left="0.285cm" fo:padding-right="0.285cm"/>
    </style:style>
    <style:style style:name="gr126" style:family="graphic" style:parent-style-name="standard">
      <style:graphic-properties draw:stroke="none" svg:stroke-width="0.07cm" svg:stroke-color="#e8a202" draw:marker-start-width="0.305cm" draw:marker-end-width="0.305cm" draw:fill-color="#ffde59" draw:textarea-horizontal-align="justify" draw:textarea-vertical-align="middle" draw:auto-grow-height="false" fo:min-height="1.681cm" fo:min-width="18.431cm" fo:padding-top="0.16cm" fo:padding-bottom="0.16cm" fo:padding-left="0.285cm" fo:padding-right="0.285cm"/>
    </style:style>
    <style:style style:name="gr127" style:family="graphic" style:parent-style-name="standard">
      <style:graphic-properties draw:stroke="none" svg:stroke-width="0.07cm" draw:marker-start-width="0.305cm" draw:marker-end-width="0.305cm" draw:fill="solid" draw:fill-color="#729fcf" draw:textarea-horizontal-align="justify" draw:textarea-vertical-align="middle" draw:auto-grow-height="false" fo:min-height="1.802cm" fo:min-width="1.552cm" fo:padding-top="0.16cm" fo:padding-bottom="0.16cm" fo:padding-left="0.285cm" fo:padding-right="0.285cm" draw:shadow="visible" draw:shadow-offset-x="0.141cm" draw:shadow-offset-y="0cm" draw:shadow-color="#ffffff"/>
    </style:style>
    <style:style style:name="gr128" style:family="graphic" style:parent-style-name="standard">
      <style:graphic-properties draw:stroke="none" svg:stroke-width="0.07cm" svg:stroke-color="#ffffff" draw:marker-start-width="0.305cm" draw:marker-end-width="0.305cm" draw:fill="solid" draw:fill-color="#d4ea6b" draw:textarea-horizontal-align="justify" draw:textarea-vertical-align="middle" draw:auto-grow-height="false" fo:min-height="1.802cm" fo:min-width="1.552cm" fo:padding-top="0.16cm" fo:padding-bottom="0.16cm" fo:padding-left="0.285cm" fo:padding-right="0.285cm" draw:shadow="visible" draw:shadow-offset-x="0.141cm" draw:shadow-offset-y="0cm" draw:shadow-color="#ffffff"/>
    </style:style>
    <style:style style:name="gr129" style:family="graphic" style:parent-style-name="standard">
      <style:graphic-properties draw:stroke="none" svg:stroke-width="0.07cm" draw:marker-start-width="0.305cm" draw:marker-end-width="0.305cm" draw:fill="solid" draw:fill-color="#ffde59" draw:textarea-horizontal-align="justify" draw:textarea-vertical-align="middle" draw:auto-grow-height="false" fo:min-height="1.802cm" fo:min-width="1.552cm" fo:padding-top="0.16cm" fo:padding-bottom="0.16cm" fo:padding-left="0.285cm" fo:padding-right="0.285cm" draw:shadow="visible" draw:shadow-offset-x="0.141cm" draw:shadow-offset-y="0cm" draw:shadow-color="#ffffff"/>
    </style:style>
    <style:style style:name="gr130" style:family="graphic" style:parent-style-name="standard">
      <style:graphic-properties draw:stroke="solid" svg:stroke-width="0.14cm" svg:stroke-color="#3465a4" draw:marker-start-width="0.41cm" draw:marker-end-width="0.41cm" draw:fill-color="#729fcf" draw:textarea-horizontal-align="justify" draw:textarea-vertical-align="middle" draw:auto-grow-height="false" fo:min-height="1.361cm" fo:min-width="19.76cm" fo:padding-top="0.195cm" fo:padding-bottom="0.195cm" fo:padding-left="0.32cm" fo:padding-right="0.32cm"/>
    </style:style>
    <style:style style:name="gr131" style:family="graphic" style:parent-style-name="standard">
      <style:graphic-properties draw:stroke="solid" svg:stroke-width="0.14cm" svg:stroke-color="#3465a4" draw:marker-start-width="0.41cm" draw:marker-end-width="0.41cm" draw:fill="solid" draw:fill-color="#729fcf" draw:textarea-horizontal-align="justify" draw:textarea-vertical-align="middle" draw:auto-grow-height="false" fo:min-height="1.378cm" fo:min-width="1.128cm" fo:padding-top="0.195cm" fo:padding-bottom="0.195cm" fo:padding-left="0.32cm" fo:padding-right="0.32cm" draw:shadow="hidden" draw:shadow-offset-x="0.14cm" draw:shadow-offset-y="0cm" draw:shadow-color="#e8a202"/>
    </style:style>
    <style:style style:name="gr132" style:family="graphic" style:parent-style-name="standard">
      <style:graphic-properties draw:stroke="solid" svg:stroke-width="0.14cm" svg:stroke-color="#3465a4" draw:marker-start-width="0.41cm" draw:marker-end-width="0.41cm" draw:fill-color="#729fcf" draw:textarea-horizontal-align="justify" draw:textarea-vertical-align="middle" draw:auto-grow-height="false" fo:min-height="1.361cm" fo:min-width="18.36cm" fo:padding-top="0.195cm" fo:padding-bottom="0.195cm" fo:padding-left="0.32cm" fo:padding-right="0.32cm"/>
    </style:style>
    <style:style style:name="gr133" style:family="graphic" style:parent-style-name="standard">
      <style:graphic-properties draw:stroke="solid" svg:stroke-width="0.14cm" svg:stroke-color="#3465a4" draw:marker-start-width="0.41cm" draw:marker-end-width="0.41cm" draw:fill-color="#729fcf" draw:textarea-horizontal-align="justify" draw:textarea-vertical-align="middle" draw:auto-grow-height="false" fo:min-height="1.361cm" fo:min-width="19.757cm" fo:padding-top="0.195cm" fo:padding-bottom="0.195cm" fo:padding-left="0.32cm" fo:padding-right="0.32cm"/>
    </style:style>
    <style:style style:name="P1" style:family="paragraph">
      <style:paragraph-properties fo:margin-left="0cm" fo:margin-right="0cm" fo:margin-top="0cm" fo:margin-bottom="0.222cm" fo:line-height="90%" fo:text-align="center" fo:text-indent="0cm" style:punctuation-wrap="hanging"/>
      <style:text-properties fo:font-size="24pt" fo:hyphenate="false"/>
    </style:style>
    <style:style style:name="P2" style:family="paragraph">
      <loext:graphic-properties draw:fill="solid" draw:fill-color="#bbe33d"/>
      <style:paragraph-properties fo:margin-left="0cm" fo:margin-right="0cm" fo:margin-top="0cm" fo:margin-bottom="0.222cm" fo:line-height="90%" fo:text-align="center" fo:text-indent="0cm" style:punctuation-wrap="hanging" style:font-independent-line-spacing="true"/>
      <style:text-properties style:font-name="Liberation Sans1" fo:font-size="24pt" style:font-size-asian="24pt" style:font-size-complex="24pt" fo:hyphenate="false"/>
    </style:style>
    <style:style style:name="P3" style:family="paragraph">
      <loext:graphic-properties draw:fill="solid" draw:fill-color="#5eb91e"/>
      <style:paragraph-properties fo:margin-left="0cm" fo:margin-right="0cm" fo:margin-top="0cm" fo:margin-bottom="0.222cm" fo:line-height="90%" fo:text-align="center" fo:text-indent="0cm" style:punctuation-wrap="hanging" style:font-independent-line-spacing="true"/>
      <style:text-properties style:font-name="Liberation Sans1" fo:font-size="24pt" style:font-size-asian="24pt" style:font-size-complex="24pt" fo:hyphenate="false"/>
    </style:style>
    <style:style style:name="P4" style:family="paragraph">
      <loext:graphic-properties draw:fill-color="#468a1a"/>
      <style:paragraph-properties fo:text-align="center"/>
    </style:style>
    <style:style style:name="P5" style:family="paragraph">
      <loext:graphic-properties draw:fill="solid" draw:fill-color="#ffd428"/>
      <style:paragraph-properties fo:margin-left="0cm" fo:margin-right="0cm" fo:margin-top="0cm" fo:margin-bottom="0.222cm" fo:line-height="90%" fo:text-align="center" fo:text-indent="0cm" style:punctuation-wrap="hanging" style:font-independent-line-spacing="true"/>
      <style:text-properties style:font-name="Liberation Sans1" fo:font-size="24pt" style:font-size-asian="24pt" style:font-size-complex="24pt" fo:hyphenate="false"/>
    </style:style>
    <style:style style:name="P6" style:family="paragraph">
      <loext:graphic-properties draw:fill="solid" draw:fill-color="#e8a202"/>
      <style:paragraph-properties fo:margin-left="0cm" fo:margin-right="0cm" fo:margin-top="0cm" fo:margin-bottom="0.222cm" fo:line-height="90%" fo:text-align="center" fo:text-indent="0cm" style:punctuation-wrap="hanging" style:font-independent-line-spacing="true"/>
      <style:text-properties style:font-name="Liberation Sans1" fo:font-size="24pt" style:font-size-asian="24pt" style:font-size-complex="24pt" fo:hyphenate="false"/>
    </style:style>
    <style:style style:name="P7" style:family="paragraph">
      <loext:graphic-properties draw:fill-color="#b47804"/>
      <style:paragraph-properties fo:text-align="center"/>
    </style:style>
    <style:style style:name="P8" style:family="paragraph">
      <loext:graphic-properties draw:fill="solid" draw:fill-color="#ff5429"/>
      <style:paragraph-properties fo:margin-left="0cm" fo:margin-right="0cm" fo:margin-top="0cm" fo:margin-bottom="0.222cm" fo:line-height="90%" fo:text-align="center" fo:text-indent="0cm" style:punctuation-wrap="hanging" style:font-independent-line-spacing="true"/>
      <style:text-properties style:font-name="Liberation Sans1" fo:font-size="24pt" style:font-size-asian="24pt" style:font-size-complex="24pt" fo:hyphenate="false"/>
    </style:style>
    <style:style style:name="P9" style:family="paragraph">
      <loext:graphic-properties draw:fill="solid" draw:fill-color="#ed4c05"/>
      <style:paragraph-properties fo:margin-left="0cm" fo:margin-right="0cm" fo:margin-top="0cm" fo:margin-bottom="0.222cm" fo:line-height="90%" fo:text-align="center" fo:text-indent="0cm" style:punctuation-wrap="hanging" style:font-independent-line-spacing="true"/>
      <style:text-properties style:font-name="Liberation Sans1" fo:font-size="24pt" style:font-size-asian="24pt" style:font-size-complex="24pt" fo:hyphenate="false"/>
    </style:style>
    <style:style style:name="P10" style:family="paragraph">
      <loext:graphic-properties draw:fill-color="#be480a"/>
      <style:paragraph-properties fo:text-align="center"/>
    </style:style>
    <style:style style:name="P11" style:family="paragraph">
      <loext:graphic-properties draw:fill="solid" draw:fill-color="#468a1a"/>
      <style:paragraph-properties fo:text-align="center"/>
    </style:style>
    <style:style style:name="P12" style:family="paragraph">
      <style:paragraph-properties fo:margin-left="0cm" fo:margin-right="0cm" fo:margin-top="0.1cm" fo:margin-bottom="0.1cm" fo:line-height="100%" fo:text-align="start" fo:text-indent="0cm"/>
      <style:text-properties fo:font-size="18pt"/>
    </style:style>
    <style:style style:name="P13" style:family="paragraph">
      <style:paragraph-properties fo:text-align="start"/>
      <style:text-properties fo:font-size="18pt"/>
    </style:style>
    <style:style style:name="P14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font-size="18pt"/>
    </style:style>
    <style:style style:name="P15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729fcf"/>
      <style:paragraph-properties fo:margin-left="0cm" fo:margin-right="0cm" fo:margin-top="0cm" fo:margin-bottom="0.222cm" fo:line-height="90%" fo:text-align="center" fo:text-indent="0cm" style:punctuation-wrap="hanging" style:font-independent-line-spacing="true"/>
      <style:text-properties fo:color="#ffffff" style:font-name="Liberation Sans1" fo:font-size="24pt" style:font-size-asian="24pt" style:font-size-complex="24pt" fo:hyphenate="false"/>
    </style:style>
    <style:style style:name="P17" style:family="paragraph">
      <loext:graphic-properties draw:fill="solid" draw:fill-color="#5983b0"/>
      <style:paragraph-properties fo:margin-left="0cm" fo:margin-right="0cm" fo:margin-top="0cm" fo:margin-bottom="0.222cm" fo:line-height="90%" fo:text-align="center" fo:text-indent="0cm" style:punctuation-wrap="hanging" style:font-independent-line-spacing="true"/>
      <style:text-properties fo:color="#ffffff" style:font-name="Liberation Sans1" fo:font-size="24pt" style:font-size-asian="24pt" style:font-size-complex="24pt" fo:hyphenate="false"/>
    </style:style>
    <style:style style:name="P18" style:family="paragraph">
      <loext:graphic-properties draw:fill-color="#3465a4"/>
      <style:paragraph-properties fo:text-align="center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none" draw:fill-color="#ffffff" draw:opacity="100%"/>
      <style:paragraph-properties style:writing-mode="lr-tb" style:font-independent-line-spacing="true"/>
      <style:text-properties fo:color="#c9211e"/>
    </style:style>
    <style:style style:name="P2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2" style:family="paragraph">
      <loext:graphic-properties draw:fill="solid" draw:fill-color="#ffa6a6" draw:opacity="100%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c9211e" style:font-name="Liberation Sans1" fo:font-size="18pt" style:font-size-asian="18pt" style:font-size-complex="18pt"/>
    </style:style>
    <style:style style:name="P23" style:family="paragraph">
      <loext:graphic-properties draw:fill="solid" draw:fill-color="#ffe994" draw:opacity="100%"/>
      <style:paragraph-properties style:writing-mode="lr-tb" style:font-independent-line-spacing="true"/>
      <style:text-properties fo:color="#b47804"/>
    </style:style>
    <style:style style:name="P24" style:family="paragraph">
      <style:paragraph-properties fo:margin-left="0cm" fo:margin-right="0cm" fo:margin-top="0cm" fo:margin-bottom="0cm" fo:line-height="90%" fo:text-align="center" fo:text-indent="-0.79cm" style:punctuation-wrap="hanging" style:writing-mode="lr-tb">
        <style:tab-stops/>
      </style:paragraph-properties>
    </style:style>
    <style:style style:name="P25" style:family="paragraph">
      <loext:graphic-properties draw:fill="none" draw:fill-color="#ffffff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  <style:text-properties fo:color="#b47804" style:font-name="Liberation Sans1" fo:font-size="18pt" style:font-size-asian="18pt" style:font-size-complex="18pt"/>
    </style:style>
    <style:style style:name="P26" style:family="paragraph">
      <style:paragraph-properties style:writing-mode="lr-tb"/>
    </style:style>
    <style:style style:name="P27" style:family="paragraph">
      <loext:graphic-properties draw:fill="none" draw:fill-color="#ffffff" draw:opacity="100%"/>
      <style:paragraph-properties style:writing-mode="lr-tb" style:font-independent-line-spacing="true"/>
      <style:text-properties fo:color="#468a1a"/>
    </style:style>
    <style:style style:name="P28" style:family="paragraph">
      <loext:graphic-properties draw:fill="solid" draw:fill-color="#e8f2a1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  <style:text-properties fo:color="#468a1a" style:font-name="Liberation Sans1" fo:font-size="18pt" style:font-size-asian="18pt" style:font-size-complex="18pt"/>
    </style:style>
    <style:style style:name="P29" style:family="paragraph">
      <loext:graphic-properties draw:fill="solid" draw:fill-color="#ffffff" draw:opacity="100%"/>
      <style:paragraph-properties style:writing-mode="lr-tb" style:font-independent-line-spacing="true"/>
      <style:text-properties fo:color="#3465a4"/>
    </style:style>
    <style:style style:name="P30" style:family="paragraph">
      <loext:graphic-properties draw:fill="none" draw:fill-color="#ffffff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  <style:text-properties fo:color="#3465a4" style:font-name="Liberation Sans1" fo:font-size="18pt" style:font-size-asian="18pt" style:font-size-complex="18pt"/>
    </style:style>
    <style:style style:name="P31" style:family="paragraph">
      <loext:graphic-properties draw:fill="solid" draw:fill-color="#b4c7dc" draw:opacity="100%"/>
      <style:paragraph-properties style:writing-mode="lr-tb" style:font-independent-line-spacing="true"/>
      <style:text-properties fo:color="#3465a4"/>
    </style:style>
    <style:style style:name="P32" style:family="paragraph">
      <style:paragraph-properties fo:margin-left="0cm" fo:margin-right="0cm" fo:margin-top="1.2cm" fo:margin-bottom="0cm" fo:line-height="90%" fo:text-align="center" fo:text-indent="0cm" style:punctuation-wrap="hanging"/>
      <style:text-properties fo:hyphenate="false"/>
    </style:style>
    <style:style style:name="P33" style:family="paragraph">
      <style:paragraph-properties fo:margin-left="0cm" fo:margin-right="0cm" fo:margin-top="0.4cm" fo:margin-bottom="0cm" fo:line-height="90%" fo:text-align="center" fo:text-indent="0cm" style:punctuation-wrap="hanging"/>
      <style:text-properties fo:hyphenate="false"/>
    </style:style>
    <style:style style:name="P34" style:family="paragraph">
      <style:paragraph-properties fo:margin-left="0cm" fo:margin-right="0cm" fo:margin-top="0cm" fo:margin-bottom="0cm" fo:line-height="90%" fo:text-align="center" fo:text-indent="0cm" style:punctuation-wrap="hanging"/>
      <style:text-properties fo:hyphenate="false"/>
    </style:style>
    <style:style style:name="P35" style:family="paragraph">
      <loext:graphic-properties draw:fill="solid"/>
      <style:paragraph-properties fo:text-align="center"/>
    </style:style>
    <style:style style:name="P36" style:family="paragraph">
      <style:paragraph-properties fo:text-align="start"/>
    </style:style>
    <style:style style:name="P37" style:family="paragraph">
      <loext:graphic-properties draw:fill="none"/>
      <style:paragraph-properties fo:text-align="start"/>
    </style:style>
    <style:style style:name="P38" style:family="paragraph">
      <loext:graphic-properties draw:fill="solid" draw:fill-color="#3465a4" draw:opacity="34%"/>
      <style:paragraph-properties fo:margin-left="0cm" fo:margin-right="0cm" fo:margin-top="0cm" fo:margin-bottom="0cm" fo:line-height="90%" fo:text-align="center" fo:text-indent="0cm" style:punctuation-wrap="hanging" style:font-independent-line-spacing="true"/>
      <style:text-properties style:font-name="Liberation Sans1" fo:font-size="24pt" style:font-size-asian="24pt" style:font-size-complex="24pt" fo:hyphenate="false"/>
    </style:style>
    <style:style style:name="P39" style:family="paragraph">
      <loext:graphic-properties draw:fill="solid" draw:fill-color="#3465a4" draw:opacity="67%"/>
      <style:paragraph-properties fo:margin-left="0cm" fo:margin-right="0cm" fo:margin-top="0cm" fo:margin-bottom="0cm" fo:line-height="90%" fo:text-align="center" fo:text-indent="0cm" style:punctuation-wrap="hanging" style:font-independent-line-spacing="true"/>
      <style:text-properties style:font-name="Liberation Sans1" fo:font-size="24pt" style:font-size-asian="24pt" style:font-size-complex="24pt" fo:hyphenate="false"/>
    </style:style>
    <style:style style:name="P40" style:family="paragraph">
      <loext:graphic-properties draw:fill="solid" draw:fill-color="#3465a4" draw:opacity="100%"/>
      <style:paragraph-properties fo:margin-left="0cm" fo:margin-right="0cm" fo:margin-top="0cm" fo:margin-bottom="0cm" fo:line-height="90%" fo:text-align="center" fo:text-indent="0cm" style:punctuation-wrap="hanging" style:font-independent-line-spacing="true"/>
      <style:text-properties style:font-name="Liberation Sans1" fo:font-size="24pt" style:font-size-asian="24pt" style:font-size-complex="24pt" fo:hyphenate="false"/>
    </style:style>
    <style:style style:name="P41" style:family="paragraph">
      <loext:graphic-properties draw:fill="solid" draw:fill-color="#bbe33d" draw:opacity="100%"/>
    </style:style>
    <style:style style:name="P42" style:family="paragraph">
      <style:paragraph-properties fo:text-align="center"/>
    </style:style>
    <style:style style:name="P43" style:family="paragraph">
      <loext:graphic-properties draw:fill="solid" draw:fill-color="#bbe33d"/>
      <style:paragraph-properties fo:text-align="center"/>
      <style:text-properties fo:color="#3465a4" fo:text-shadow="1pt 1pt" fo:font-weight="bold" style:font-weight-asian="bold" style:font-weight-complex="bold"/>
    </style:style>
    <style:style style:name="P44" style:family="paragraph">
      <loext:graphic-properties draw:fill="solid" draw:fill-color="#bbe33d"/>
      <style:paragraph-properties fo:text-align="center"/>
    </style:style>
    <style:style style:name="P45" style:family="paragraph">
      <loext:graphic-properties draw:fill="solid" draw:fill-color="#bbe33d"/>
      <style:paragraph-properties fo:text-align="start"/>
      <style:text-properties fo:text-shadow="1pt 1pt"/>
    </style:style>
    <style:style style:name="P46" style:family="paragraph">
      <loext:graphic-properties draw:fill="none"/>
      <style:paragraph-properties fo:text-align="center"/>
    </style:style>
    <style:style style:name="P47" style:family="paragraph">
      <loext:graphic-properties draw:fill="solid" draw:fill-color="#ffd428" draw:opacity="100%"/>
    </style:style>
    <style:style style:name="P48" style:family="paragraph">
      <loext:graphic-properties draw:fill="solid" draw:fill-color="#ff860d" draw:opacity="100%"/>
    </style:style>
    <style:style style:name="P49" style:family="paragraph">
      <loext:graphic-properties draw:fill="solid" draw:fill-color="#ff5429" draw:opacity="100%"/>
    </style:style>
    <style:style style:name="P50" style:family="paragraph">
      <loext:graphic-properties draw:fill="solid" draw:fill-color="#ffd428"/>
      <style:paragraph-properties fo:text-align="center"/>
      <style:text-properties fo:color="#3465a4" fo:font-size="18pt" fo:text-shadow="1pt 1pt" fo:font-weight="bold" style:font-weight-asian="bold" style:font-weight-complex="bold"/>
    </style:style>
    <style:style style:name="P51" style:family="paragraph">
      <loext:graphic-properties draw:fill="solid" draw:fill-color="#ff860d"/>
      <style:paragraph-properties fo:text-align="center"/>
      <style:text-properties fo:font-size="18pt" fo:text-shadow="1pt 1pt" fo:font-weight="bold" style:font-weight-asian="bold" style:font-weight-complex="bold"/>
    </style:style>
    <style:style style:name="P52" style:family="paragraph">
      <loext:graphic-properties draw:fill="solid" draw:fill-color="#ff5429"/>
      <style:paragraph-properties fo:text-align="center"/>
      <style:text-properties fo:font-size="18pt" fo:text-shadow="1pt 1pt" fo:font-weight="bold" style:font-weight-asian="bold" style:font-weight-complex="bold"/>
    </style:style>
    <style:style style:name="P53" style:family="paragraph">
      <loext:graphic-properties draw:fill="solid" draw:fill-color="#ff860d"/>
      <style:paragraph-properties fo:text-align="center"/>
    </style:style>
    <style:style style:name="P54" style:family="paragraph">
      <loext:graphic-properties draw:fill="solid" draw:fill-color="#ffd428"/>
      <style:paragraph-properties fo:text-align="center"/>
    </style:style>
    <style:style style:name="P55" style:family="paragraph">
      <loext:graphic-properties draw:fill="solid" draw:fill-color="#ffd428"/>
      <style:paragraph-properties fo:text-align="start"/>
      <style:text-properties fo:font-size="18pt" fo:text-shadow="1pt 1pt"/>
    </style:style>
    <style:style style:name="P56" style:family="paragraph">
      <loext:graphic-properties draw:fill="solid" draw:fill-color="#ff860d"/>
      <style:paragraph-properties fo:text-align="start"/>
      <style:text-properties fo:font-size="18pt"/>
    </style:style>
    <style:style style:name="P57" style:family="paragraph">
      <loext:graphic-properties draw:fill="solid" draw:fill-color="#ff5429"/>
      <style:paragraph-properties fo:text-align="start"/>
      <style:text-properties fo:font-size="18pt" fo:text-shadow="1pt 1pt"/>
    </style:style>
    <style:style style:name="P58" style:family="paragraph">
      <loext:graphic-properties draw:fill="solid" draw:fill-color="#729fcf" draw:opacity="100%"/>
    </style:style>
    <style:style style:name="P59" style:family="paragraph">
      <loext:graphic-properties draw:fill="solid" draw:fill-color="#ffffff"/>
      <style:paragraph-properties fo:text-align="center"/>
      <style:text-properties fo:color="#3465a4" fo:text-shadow="none" fo:font-weight="bold" style:font-weight-asian="bold" style:font-weight-complex="bold"/>
    </style:style>
    <style:style style:name="P60" style:family="paragraph">
      <loext:graphic-properties draw:fill="solid" draw:fill-color="#ffffff"/>
      <style:paragraph-properties fo:text-align="center"/>
      <style:text-properties fo:text-shadow="none" fo:font-weight="bold" style:font-weight-asian="bold" style:font-weight-complex="bold"/>
    </style:style>
    <style:style style:name="P61" style:family="paragraph">
      <loext:graphic-properties draw:fill="solid" draw:fill-color="#ffffff"/>
      <style:paragraph-properties fo:text-align="center"/>
      <style:text-properties style:use-window-font-color="true" fo:text-shadow="none" fo:font-weight="bold" style:font-weight-asian="bold" style:font-weight-complex="bold"/>
    </style:style>
    <style:style style:name="P62" style:family="paragraph">
      <loext:graphic-properties draw:fill="solid" draw:fill-color="#ffffff"/>
      <style:paragraph-properties fo:text-align="center"/>
    </style:style>
    <style:style style:name="P63" style:family="paragraph">
      <loext:graphic-properties draw:fill="solid" draw:fill-color="#ffffff"/>
      <style:paragraph-properties fo:text-align="start"/>
    </style:style>
    <style:style style:name="P64" style:family="paragraph">
      <style:paragraph-properties fo:margin-left="0.794cm" fo:margin-right="0cm" fo:margin-top="0cm" fo:margin-bottom="0.212cm" fo:line-height="90%" fo:text-align="center" fo:text-indent="-0.794cm" style:punctuation-wrap="hanging" style:writing-mode="lr-tb">
        <style:tab-stops/>
      </style:paragraph-properties>
    </style:style>
    <style:style style:name="P65" style:family="paragraph">
      <loext:graphic-properties draw:fill="solid" draw:fill-color="#4f81bd" draw:opacity="2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  <style:text-properties fo:text-shadow="1pt 1pt"/>
    </style:style>
    <style:style style:name="P66" style:family="paragraph">
      <loext:graphic-properties draw:fill="solid" draw:fill-color="#4f81bd" draw:opacity="4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  <style:text-properties fo:text-shadow="1pt 1pt"/>
    </style:style>
    <style:style style:name="P67" style:family="paragraph">
      <loext:graphic-properties draw:fill="solid" draw:fill-color="#4f81bd" draw:opacity="6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  <style:text-properties fo:text-shadow="1pt 1pt"/>
    </style:style>
    <style:style style:name="P68" style:family="paragraph">
      <loext:graphic-properties draw:fill="solid" draw:fill-color="#4f81bd" draw:opacity="8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  <style:text-properties fo:font-size="20pt" fo:text-shadow="1pt 1pt" style:font-size-asian="20pt" style:font-size-complex="20pt"/>
    </style:style>
    <style:style style:name="P69" style:family="paragraph">
      <loext:graphic-properties draw:fill="solid" draw:fill-color="#ffd428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  <style:text-properties fo:text-shadow="1pt 1pt"/>
    </style:style>
    <style:style style:name="P70" style:family="paragraph">
      <loext:graphic-properties draw:fill="solid" draw:fill-color="#ff860d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  <style:text-properties fo:text-shadow="1pt 1pt"/>
    </style:style>
    <style:style style:name="P71" style:family="paragraph">
      <loext:graphic-properties draw:fill="solid" draw:fill-color="#ff5429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  <style:text-properties fo:font-size="20pt" fo:text-shadow="1pt 1pt" style:font-size-asian="20pt" style:font-size-complex="20pt"/>
    </style:style>
    <style:style style:name="P72" style:family="paragraph">
      <style:paragraph-properties fo:margin-left="0cm" fo:margin-right="0cm" fo:margin-top="0cm" fo:margin-bottom="0.222cm" fo:line-height="90%" fo:text-align="center" fo:text-indent="0cm" style:punctuation-wrap="hanging"/>
      <style:text-properties fo:hyphenate="false"/>
    </style:style>
    <style:style style:name="P73" style:family="paragraph">
      <loext:graphic-properties draw:fill="solid" draw:fill-color="#bbe33d"/>
      <style:paragraph-properties fo:margin-left="0cm" fo:margin-right="0cm" fo:margin-top="0cm" fo:margin-bottom="0.222cm" fo:line-height="90%" fo:text-align="center" fo:text-indent="0cm" style:punctuation-wrap="hanging" style:font-independent-line-spacing="true"/>
      <style:text-properties style:font-name="Liberation Sans1" fo:font-size="18pt" fo:hyphenate="false"/>
    </style:style>
    <style:style style:name="P74" style:family="paragraph">
      <loext:graphic-properties draw:fill="solid" draw:fill-color="#ff860d"/>
      <style:paragraph-properties fo:margin-left="0cm" fo:margin-right="0cm" fo:margin-top="0cm" fo:margin-bottom="0.222cm" fo:line-height="90%" fo:text-align="center" fo:text-indent="0cm" style:punctuation-wrap="hanging" style:font-independent-line-spacing="true"/>
      <style:text-properties style:font-name="Liberation Sans1" fo:font-size="18pt" fo:hyphenate="false"/>
    </style:style>
    <style:style style:name="P75" style:family="paragraph">
      <loext:graphic-properties draw:fill="solid" draw:fill-color="#ff5429"/>
      <style:paragraph-properties fo:margin-left="0cm" fo:margin-right="0cm" fo:margin-top="0cm" fo:margin-bottom="0.222cm" fo:line-height="90%" fo:text-align="center" fo:text-indent="0cm" style:punctuation-wrap="hanging" style:font-independent-line-spacing="true"/>
      <style:text-properties style:font-name="Liberation Sans1" fo:font-size="18pt" fo:hyphenate="false"/>
    </style:style>
    <style:style style:name="P76" style:family="paragraph">
      <loext:graphic-properties draw:fill="solid" draw:fill-color="#ffd428"/>
      <style:paragraph-properties fo:margin-left="0cm" fo:margin-right="0cm" fo:margin-top="0cm" fo:margin-bottom="0.222cm" fo:line-height="90%" fo:text-align="center" fo:text-indent="0cm" style:punctuation-wrap="hanging" style:font-independent-line-spacing="true"/>
      <style:text-properties style:font-name="Liberation Sans1" fo:font-size="18pt" fo:hyphenate="false"/>
    </style:style>
    <style:style style:name="P77" style:family="paragraph">
      <loext:graphic-properties draw:fill="solid" draw:fill-color="#729fcf"/>
      <style:paragraph-properties fo:margin-left="0cm" fo:margin-right="0cm" fo:margin-top="0cm" fo:margin-bottom="0.222cm" fo:line-height="90%" fo:text-align="center" fo:text-indent="0cm" style:punctuation-wrap="hanging" style:font-independent-line-spacing="true"/>
      <style:text-properties style:font-name="Liberation Sans1" fo:font-size="18pt" fo:hyphenate="false"/>
    </style:style>
    <style:style style:name="P78" style:family="paragraph">
      <loext:graphic-properties draw:fill="none" draw:fill-color="#cccccc"/>
      <style:paragraph-properties fo:text-align="center"/>
      <style:text-properties fo:color="#5eb91e"/>
    </style:style>
    <style:style style:name="P79" style:family="paragraph">
      <loext:graphic-properties draw:fill="solid" draw:fill-color="#bbe33d"/>
      <style:paragraph-properties fo:margin-left="0cm" fo:margin-right="0cm" fo:margin-top="0cm" fo:margin-bottom="0.222cm" fo:line-height="90%" fo:text-align="center" fo:text-indent="0cm" style:punctuation-wrap="hanging" style:font-independent-line-spacing="true"/>
      <style:text-properties style:use-window-font-color="true" style:font-name="Liberation Sans1" fo:font-size="18pt" fo:hyphenate="false"/>
    </style:style>
    <style:style style:name="P80" style:family="paragraph">
      <loext:graphic-properties draw:fill="solid" draw:fill-color="#ff860d"/>
      <style:paragraph-properties fo:margin-left="0cm" fo:margin-right="0cm" fo:margin-top="0cm" fo:margin-bottom="0.222cm" fo:line-height="90%" fo:text-align="center" fo:text-indent="0cm" style:punctuation-wrap="hanging" style:font-independent-line-spacing="true"/>
      <style:text-properties style:use-window-font-color="true" style:font-name="Liberation Sans1" fo:font-size="18pt" fo:hyphenate="false"/>
    </style:style>
    <style:style style:name="P81" style:family="paragraph">
      <loext:graphic-properties draw:fill="solid" draw:fill-color="#5983b0"/>
      <style:paragraph-properties fo:margin-left="0cm" fo:margin-right="0cm" fo:margin-top="0cm" fo:margin-bottom="0.222cm" fo:line-height="90%" fo:text-align="center" fo:text-indent="0cm" style:punctuation-wrap="hanging" style:font-independent-line-spacing="true"/>
      <style:text-properties style:font-name="Liberation Sans1" fo:font-size="18pt" fo:hyphenate="false"/>
    </style:style>
    <style:style style:name="P82" style:family="paragraph">
      <loext:graphic-properties draw:fill="solid" draw:fill-color="#ffffff"/>
      <style:paragraph-properties fo:margin-left="0cm" fo:margin-right="0cm" fo:margin-top="0cm" fo:margin-bottom="0.222cm" fo:line-height="90%" fo:text-align="center" fo:text-indent="0cm" style:punctuation-wrap="hanging" style:font-independent-line-spacing="true"/>
      <style:text-properties style:font-name="Liberation Sans1" fo:font-size="18pt" fo:hyphenate="false"/>
    </style:style>
    <style:style style:name="P83" style:family="paragraph">
      <loext:graphic-properties draw:fill-color="#ffffff"/>
      <style:paragraph-properties fo:text-align="center"/>
      <style:text-properties fo:color="#3465a4" fo:font-size="44pt" style:font-size-asian="44pt" style:font-size-complex="44pt"/>
    </style:style>
    <style:style style:name="P84" style:family="paragraph">
      <style:paragraph-properties fo:margin-left="0cm" fo:margin-right="0cm" fo:margin-top="0cm" fo:margin-bottom="0cm" fo:line-height="100%" fo:text-align="center" fo:text-indent="0cm"/>
    </style:style>
    <style:style style:name="P85" style:family="paragraph">
      <loext:graphic-properties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-color="#ffffff"/>
      <style:paragraph-properties fo:text-align="center"/>
      <style:text-properties style:use-window-font-color="true" fo:font-size="44pt" style:font-size-asian="44pt" style:font-size-complex="44pt"/>
    </style:style>
    <style:style style:name="P87" style:family="paragraph">
      <loext:graphic-properties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-color="#ffffff"/>
      <style:paragraph-properties fo:text-align="center"/>
      <style:text-properties fo:color="#5eb91e" fo:font-size="44pt" style:font-size-asian="44pt" style:font-size-complex="44pt"/>
    </style:style>
    <style:style style:name="P89" style:family="paragraph">
      <loext:graphic-properties draw:fill-color="#bbe33d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-color="#ffffff"/>
      <style:paragraph-properties fo:text-align="center"/>
      <style:text-properties fo:color="#ea7500" fo:font-size="44pt" style:font-size-asian="44pt" style:font-size-complex="44pt"/>
    </style:style>
    <style:style style:name="P91" style:family="paragraph">
      <loext:graphic-properties draw:fill-color="#ff860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-color="#ffffff"/>
      <style:paragraph-properties fo:text-align="center"/>
      <style:text-properties fo:color="#e8a202" fo:font-size="44pt" style:font-size-asian="44pt" style:font-size-complex="44pt"/>
    </style:style>
    <style:style style:name="P93" style:family="paragraph">
      <loext:graphic-properties draw:fill-color="#ffd428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-color="#ffffff"/>
      <style:paragraph-properties fo:text-align="center"/>
      <style:text-properties fo:color="#f10d0c" fo:font-size="44pt" style:font-size-asian="44pt" style:font-size-complex="44pt"/>
    </style:style>
    <style:style style:name="P95" style:family="paragraph">
      <loext:graphic-properties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style:paragraph-properties fo:margin-top="0cm" fo:margin-bottom="0.2cm" fo:text-align="start"/>
    </style:style>
    <style:style style:name="P97" style:family="paragraph">
      <loext:graphic-properties draw:fill-color="#bbe33d"/>
      <style:paragraph-properties fo:margin-top="0cm" fo:margin-bottom="0.2cm" fo:text-align="center"/>
    </style:style>
    <style:style style:name="P98" style:family="paragraph">
      <loext:graphic-properties draw:fill="solid" draw:fill-color="#ffd428"/>
      <style:paragraph-properties fo:text-align="center"/>
      <style:text-properties fo:text-shadow="none" fo:font-weight="normal" style:font-weight-asian="normal" style:font-weight-complex="normal"/>
    </style:style>
    <style:style style:name="P99" style:family="paragraph">
      <loext:graphic-properties draw:fill="solid" draw:fill-color="#ffd428" draw:opacity="100%"/>
      <style:paragraph-properties fo:text-align="start"/>
    </style:style>
    <style:style style:name="P100" style:family="paragraph">
      <loext:graphic-properties draw:fill="solid" draw:fill-color="#ff5429"/>
      <style:paragraph-properties fo:text-align="center"/>
      <style:text-properties fo:text-shadow="none" fo:font-weight="normal" style:font-weight-asian="normal" style:font-weight-complex="normal"/>
    </style:style>
    <style:style style:name="P101" style:family="paragraph">
      <loext:graphic-properties draw:fill="solid" draw:fill-color="#ff5429" draw:opacity="100%"/>
      <style:paragraph-properties fo:text-align="start"/>
    </style:style>
    <style:style style:name="P102" style:family="paragraph">
      <loext:graphic-properties draw:fill="none" draw:fill-color="#dee6e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03" style:family="paragraph">
      <loext:graphic-properties draw:fill-color="#729fcf"/>
      <style:paragraph-properties fo:text-align="start"/>
      <style:text-properties fo:font-weight="normal" style:font-weight-asian="normal" style:font-weight-complex="normal"/>
    </style:style>
    <style:style style:name="P104" style:family="paragraph">
      <loext:graphic-properties draw:fill-color="#d4ea6b"/>
      <style:paragraph-properties fo:text-align="start"/>
      <style:text-properties fo:font-weight="normal" style:font-weight-asian="normal" style:font-weight-complex="normal"/>
    </style:style>
    <style:style style:name="P105" style:family="paragraph">
      <loext:graphic-properties draw:fill-color="#ffde59"/>
      <style:paragraph-properties fo:text-align="start"/>
      <style:text-properties fo:font-weight="normal" style:font-weight-asian="normal" style:font-weight-complex="normal"/>
    </style:style>
    <style:style style:name="P106" style:family="paragraph">
      <loext:graphic-properties draw:fill="solid" draw:fill-color="#729fcf"/>
      <style:paragraph-properties fo:text-align="center"/>
    </style:style>
    <style:style style:name="P107" style:family="paragraph">
      <style:paragraph-properties fo:margin-left="1.5cm" fo:margin-right="0cm" fo:text-align="start" fo:text-indent="0cm"/>
    </style:style>
    <style:style style:name="P108" style:family="paragraph">
      <loext:graphic-properties draw:fill-color="#729fcf"/>
      <style:paragraph-properties fo:margin-left="1.5cm" fo:margin-right="0cm" fo:text-align="start" fo:text-indent="0cm"/>
      <style:text-properties fo:color="#ffffff" fo:font-size="18pt" fo:font-weight="normal" style:font-weight-asian="normal" style:font-weight-complex="normal"/>
    </style:style>
    <style:style style:name="P109" style:family="paragraph">
      <style:paragraph-properties fo:margin-left="2.5cm" fo:margin-right="0cm" fo:text-align="start" fo:text-indent="0cm"/>
    </style:style>
    <style:style style:name="P110" style:family="paragraph">
      <loext:graphic-properties draw:fill-color="#729fcf"/>
      <style:paragraph-properties fo:margin-left="2.5cm" fo:margin-right="0cm" fo:text-align="start" fo:text-indent="0cm"/>
      <style:text-properties fo:color="#ffffff" fo:font-size="18pt" fo:font-weight="normal" style:font-weight-asian="normal" style:font-weight-complex="normal"/>
    </style:style>
    <style:style style:name="P111" style:family="paragraph">
      <loext:graphic-properties draw:fill="solid" draw:fill-color="#729fcf"/>
      <style:paragraph-properties fo:margin-left="0cm" fo:margin-right="0cm" fo:text-align="center" fo:text-indent="0cm"/>
    </style:style>
    <style:style style:name="P112" style:family="paragraph">
      <loext:graphic-properties draw:fill-color="#729fcf"/>
      <style:paragraph-properties fo:margin-left="1.5cm" fo:margin-right="0cm" fo:text-align="start" fo:text-indent="0cm"/>
      <style:text-properties fo:font-size="18pt" fo:font-weight="normal" style:font-weight-asian="normal" style:font-weight-complex="normal"/>
    </style:style>
    <style:style style:name="P113" style:family="paragraph">
      <loext:graphic-properties draw:fill-color="#d4ea6b"/>
      <style:paragraph-properties fo:margin-left="2.5cm" fo:margin-right="0cm" fo:text-align="start" fo:text-indent="0cm"/>
      <style:text-properties fo:font-size="18pt" fo:font-weight="normal" style:font-weight-asian="normal" style:font-weight-complex="normal"/>
    </style:style>
    <style:style style:name="P114" style:family="paragraph">
      <loext:graphic-properties draw:fill-color="#ffde59"/>
      <style:paragraph-properties fo:margin-left="1.5cm" fo:margin-right="0cm" fo:text-align="start" fo:text-indent="0cm"/>
      <style:text-properties fo:font-size="18pt" fo:font-weight="normal" style:font-weight-asian="normal" style:font-weight-complex="normal"/>
    </style:style>
    <style:style style:name="P115" style:family="paragraph">
      <loext:graphic-properties draw:fill="solid" draw:fill-color="#d4ea6b"/>
      <style:paragraph-properties fo:margin-left="0cm" fo:margin-right="0cm" fo:text-align="center" fo:text-indent="0cm"/>
    </style:style>
    <style:style style:name="P116" style:family="paragraph">
      <loext:graphic-properties draw:fill="solid" draw:fill-color="#ffde59"/>
      <style:paragraph-properties fo:text-align="center"/>
    </style:style>
    <style:style style:name="P117" style:family="paragraph">
      <style:paragraph-properties fo:margin-left="2cm" fo:margin-right="0cm" fo:text-align="start" fo:text-indent="0cm"/>
    </style:style>
    <style:style style:name="T1" style:family="text">
      <style:text-properties fo:color="#000000" style:text-line-through-style="none" style:text-line-through-type="none" style:font-name="Liberation San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Liberation San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Liberation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style:text-line-through-style="none" style:text-line-through-type="none" style:font-name="Liberation San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ffffff" style:text-line-through-style="none" style:text-line-through-type="none" style:font-name="Liberation San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color="#ffffff" style:text-line-through-style="none" style:text-line-through-type="none" style:font-name="Liberation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c9211e"/>
    </style:style>
    <style:style style:name="T10" style:family="text">
      <style:text-properties fo:font-variant="normal" fo:text-transform="none" fo:color="#c9211e" style:text-outline="false" style:text-line-through-style="none" style:text-line-through-type="none" style:text-position="0% 100%" style:font-name="Liberation Sans1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b47804"/>
    </style:style>
    <style:style style:name="T12" style:family="text">
      <style:text-properties fo:color="#b47804" style:text-line-through-style="none" style:text-line-through-type="none" style:text-position="0% 100%" style:font-name="Liberation Sans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468a1a"/>
    </style:style>
    <style:style style:name="T14" style:family="text">
      <style:text-properties fo:color="#468a1a" style:text-line-through-style="none" style:text-line-through-type="none" style:text-position="0% 100%" style:font-name="Liberation Sans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color="#3465a4"/>
    </style:style>
    <style:style style:name="T16" style:family="text">
      <style:text-properties fo:color="#3465a4" style:text-line-through-style="none" style:text-line-through-type="none" style:text-position="0% 100%" style:font-name="Liberation Sans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color="#ff5429" style:text-line-through-style="none" style:text-line-through-type="none" style:font-name="Liberation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b4c7dc" style:text-line-through-style="none" style:text-line-through-type="none" style:font-name="Liberation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22" style:family="text">
      <style:text-properties fo:font-size="18pt"/>
    </style:style>
    <style:style style:name="T23" style:family="text">
      <style:text-properties fo:font-size="24pt" fo:text-shadow="none" fo:font-weight="bold" style:font-size-asian="24pt" style:font-weight-asian="bold" style:font-size-complex="24pt" style:font-weight-complex="bold"/>
    </style:style>
    <style:style style:name="T24" style:family="text">
      <style:text-properties style:use-window-font-color="true" fo:font-size="24pt" fo:text-shadow="none" fo:font-weight="bold" style:font-size-asian="24pt" style:font-weight-asian="bold" style:font-size-complex="24pt" style:font-weight-complex="bold"/>
    </style:style>
    <style:style style:name="T25" style:family="text">
      <style:text-properties fo:color="#ffffff" style:text-line-through-style="none" style:text-line-through-type="none" style:text-position="0% 100%" style:font-name="Calibri1" fo:font-size="22pt" fo:letter-spacing="normal" fo:language="pt" fo:country="BR" fo:font-style="normal" fo:text-shadow="1pt 1pt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color="#ffffff" style:text-line-through-style="none" style:text-line-through-type="none" style:text-position="0% 100%" style:font-name="Calibri1" fo:font-size="20pt" fo:letter-spacing="normal" fo:language="pt" fo:country="BR" fo:font-style="normal" fo:text-shadow="1pt 1pt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color="#ffffff" style:text-line-through-style="none" style:text-line-through-type="none" style:font-name="Liberation San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8" style:family="text">
      <style:text-properties style:use-window-font-color="true" style:text-line-through-style="none" style:text-line-through-type="none" style:font-name="Liberation San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9" style:family="text">
      <style:text-properties fo:color="#3465a4" fo:font-size="40pt" style:font-size-asian="40pt" style:font-size-complex="40pt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fo:font-size="40pt" style:font-size-asian="40pt" style:font-size-complex="40pt"/>
    </style:style>
    <style:style style:name="T32" style:family="text">
      <style:text-properties fo:color="#5eb91e" fo:font-size="40pt" style:font-size-asian="40pt" style:font-size-complex="40pt"/>
    </style:style>
    <style:style style:name="T33" style:family="text">
      <style:text-properties fo:color="#ea7500" fo:font-size="40pt" style:font-size-asian="40pt" style:font-size-complex="40pt"/>
    </style:style>
    <style:style style:name="T34" style:family="text">
      <style:text-properties fo:color="#e8a202" fo:font-size="40pt" style:font-size-asian="40pt" style:font-size-complex="40pt"/>
    </style:style>
    <style:style style:name="T35" style:family="text">
      <style:text-properties fo:color="#f10d0c" fo:font-size="40pt" style:font-size-asian="40pt" style:font-size-complex="40pt"/>
    </style:style>
    <style:style style:name="T36" style:family="text">
      <style:text-properties fo:font-size="22pt" fo:font-weight="bold" style:font-size-asian="22pt" style:font-weight-asian="bold" style:font-size-complex="22pt" style:font-weight-complex="bold"/>
    </style:style>
    <style:style style:name="T37" style:family="text">
      <style:text-properties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8" style:family="text">
      <style:text-properties fo:font-size="28pt" fo:text-shadow="none" fo:font-weight="normal" style:font-size-asian="28pt" style:font-weight-asian="normal" style:font-size-complex="28pt" style:font-weight-complex="normal"/>
    </style:style>
    <style:style style:name="T39" style:family="text">
      <style:text-properties fo:font-size="22pt" fo:font-weight="normal" style:font-size-asian="22pt" style:font-weight-asian="normal" style:font-size-complex="22pt" style:font-weight-complex="normal"/>
    </style:style>
    <style:style style:name="T40" style:family="text">
      <style:text-properties fo:font-size="32pt" fo:font-weight="normal" style:font-size-asian="32pt" style:font-weight-asian="normal" style:font-size-complex="32pt" style:font-weight-complex="normal"/>
    </style:style>
    <style:style style:name="T41" style:family="text">
      <style:text-properties fo:color="#ffffff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558cm" svg:height="2.687cm" draw:transform="skewX (0.00820304748437335) rotate (0.405789051088682) translate (9.015cm 11.458cm)">
          <text:p text:style-name="P1"><text:span text:style-name="T1">Level 1</text:span></text:p>
          <draw:enhanced-geometry draw:mirror-horizontal="false" draw:mirror-vertical="false" svg:viewBox="0 0 0 0" draw:text-areas="?f8 ?f10 ?f11 ?f14" draw:type="ooxml-trapezoid" draw:modifiers="41953.795379538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style-name="gr2" draw:text-style-name="P3" draw:layer="layout" svg:width="7.574cm" svg:height="2.691cm" draw:transform="skewX (0.00785398163397449) rotate (0.405789051088682) translate (2.997cm 11.462cm)">
          <text:p text:style-name="P1"><text:span text:style-name="T1">Level 1</text:span></text:p>
          <draw:enhanced-geometry draw:mirror-horizontal="true" draw:mirror-vertical="false" svg:viewBox="0 0 0 0" draw:text-areas="?f8 ?f10 ?f11 ?f14" draw:type="ooxml-trapezoid" draw:modifiers="41953.795379538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polygon draw:style-name="gr3" draw:text-style-name="P4" draw:layer="layout" svg:width="9.584cm" svg:height="4.175cm" svg:x="5.2cm" svg:y="6.755cm" svg:viewBox="0 0 9585 4176" draw:points="4783,0 9585,2101 4828,4176 0,2100">
          <text:p/>
        </draw:polygon>
        <draw:custom-shape draw:style-name="gr4" draw:text-style-name="P5" draw:layer="layout" svg:width="5.073cm" svg:height="2.174cm" draw:transform="skewX (0.0565486677646162) rotate (0.405789051088682) translate (9.211cm 7.691cm)">
          <text:p text:style-name="P1"><text:span text:style-name="T2">Level 2</text:span></text:p>
          <draw:enhanced-geometry draw:mirror-horizontal="false" draw:mirror-vertical="false" svg:viewBox="0 0 0 0" draw:text-areas="?f8 ?f10 ?f11 ?f14" draw:type="ooxml-trapezoid" draw:modifiers="39443.3781190019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style-name="gr5" draw:text-style-name="P6" draw:layer="layout" svg:width="5.155cm" svg:height="2.195cm" draw:transform="skewX (-0.0158824961931484) rotate (0.404916386462684) translate (5.14cm 7.714cm)">
          <text:p text:style-name="P1"><text:span text:style-name="T2">Level 2</text:span></text:p>
          <draw:enhanced-geometry draw:mirror-horizontal="true" draw:mirror-vertical="false" svg:viewBox="0 0 0 0" draw:text-areas="?f8 ?f10 ?f11 ?f14" draw:type="ooxml-trapezoid" draw:modifiers="38964.3134212568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polygon draw:style-name="gr6" draw:text-style-name="P7" draw:layer="layout" svg:width="6.276cm" svg:height="2.834cm" svg:x="6.79cm" svg:y="4.615cm" svg:viewBox="0 0 6277 2835" draw:points="3264,0 6277,1397 3217,2835 0,1411">
          <text:p/>
        </draw:polygon>
        <draw:custom-shape draw:style-name="gr7" draw:text-style-name="P8" draw:layer="layout" svg:width="3.181cm" svg:height="2.188cm" draw:transform="skewX (0.0565486677646163) rotate (0.405789051088682) translate (9.281cm 3.962cm)">
          <text:p text:style-name="P1"><text:span text:style-name="T3">Level 3</text:span></text:p>
          <draw:enhanced-geometry draw:mirror-horizontal="false" draw:mirror-vertical="false" svg:viewBox="0 0 0 0" draw:text-areas="?f8 ?f10 ?f11 ?f14" draw:type="ooxml-trapezoid" draw:modifiers="37492.1433060968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style-name="gr8" draw:text-style-name="P9" draw:layer="layout" svg:width="3.258cm" svg:height="2.207cm" draw:transform="skewX (-0.0158824961931484) rotate (0.405789051088682) translate (6.97cm 4.007cm)">
          <text:p text:style-name="P1"><text:span text:style-name="T3">Level 3</text:span></text:p>
          <draw:enhanced-geometry draw:mirror-horizontal="true" draw:mirror-vertical="false" svg:viewBox="0 0 0 0" draw:text-areas="?f8 ?f10 ?f11 ?f14" draw:type="ooxml-trapezoid" draw:modifiers="41055.538508745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polygon draw:style-name="gr9" draw:text-style-name="P10" draw:layer="layout" svg:width="2.645cm" svg:height="1.09cm" svg:x="8.723cm" svg:y="2.5cm" svg:viewBox="0 0 2646 1091" draw:points="1301,0 2646,488 1289,1091 0,539">
          <text:p/>
        </draw:polygon>
        <draw:line draw:style-name="gr10" draw:text-style-name="P11" draw:layer="layout" svg:x1="17.6cm" svg:y1="11.5cm" svg:x2="26.1cm" svg:y2="11.5cm">
          <text:p/>
        </draw:line>
        <draw:custom-shape draw:style-name="gr11" draw:text-style-name="P14" draw:layer="layout" svg:width="8.996cm" svg:height="3.46cm" svg:x="18.604cm" svg:y="10.4cm">
          <text:p text:style-name="P12"><text:span text:style-name="T4">Header</text:span></text:p>
          <text:p text:style-name="P13"><text:span text:style-name="T5">Description Description Description Description Description 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5.6cm" svg:y1="7.5cm" svg:x2="26.1cm" svg:y2="7.5cm">
          <text:p/>
        </draw:line>
        <draw:custom-shape draw:style-name="gr13" draw:text-style-name="P15" draw:layer="layout" svg:width="8.996cm" svg:height="3.46cm" svg:x="18.604cm" svg:y="6.4cm">
          <text:p text:style-name="P12"><text:span text:style-name="T4">Header</text:span></text:p>
          <text:p text:style-name="P13"><text:span text:style-name="T5">Description Description Description Description Description </text:span></text:p>
          <draw:enhanced-geometry svg:viewBox="0 0 21600 21600" draw:type="rectangle" draw:enhanced-path="M 0 0 L 21600 0 21600 21600 0 21600 0 0 Z N"/>
        </draw:custom-shape>
        <draw:line draw:style-name="gr14" draw:text-style-name="P11" draw:layer="layout" svg:x1="13.6cm" svg:y1="3.5cm" svg:x2="26.1cm" svg:y2="3.5cm">
          <text:p/>
        </draw:line>
        <draw:custom-shape draw:style-name="gr15" draw:text-style-name="P15" draw:layer="layout" svg:width="8.996cm" svg:height="3.46cm" svg:x="18.604cm" svg:y="2.4cm">
          <text:p text:style-name="P12"><text:span text:style-name="T4">Header</text:span></text:p>
          <text:p text:style-name="P13"><text:span text:style-name="T5">Description Description Description Description Description 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6" draw:text-style-name="P16" draw:layer="layout" svg:width="7.558cm" svg:height="2.687cm" draw:transform="skewX (0.00820304748437335) rotate (0.405789051088682) translate (9.015cm 11.458cm)">
          <text:p text:style-name="P1"><text:span text:style-name="T6">Level 1</text:span></text:p>
          <draw:enhanced-geometry draw:mirror-horizontal="false" draw:mirror-vertical="false" svg:viewBox="0 0 0 0" draw:text-areas="?f8 ?f10 ?f11 ?f14" draw:type="ooxml-trapezoid" draw:modifiers="41953.795379538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style-name="gr17" draw:text-style-name="P17" draw:layer="layout" svg:width="7.574cm" svg:height="2.691cm" draw:transform="skewX (0.00785398163397449) rotate (0.405789051088682) translate (2.997cm 11.462cm)">
          <text:p text:style-name="P1"><text:span text:style-name="T6">Level 1</text:span></text:p>
          <draw:enhanced-geometry draw:mirror-horizontal="true" draw:mirror-vertical="false" svg:viewBox="0 0 0 0" draw:text-areas="?f8 ?f10 ?f11 ?f14" draw:type="ooxml-trapezoid" draw:modifiers="41953.795379538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polygon draw:style-name="gr18" draw:text-style-name="P18" draw:layer="layout" svg:width="9.584cm" svg:height="4.175cm" svg:x="5.2cm" svg:y="6.755cm" svg:viewBox="0 0 9585 4176" draw:points="4783,0 9585,2101 4828,4176 0,2100">
          <text:p/>
        </draw:polygon>
        <draw:custom-shape draw:style-name="gr19" draw:text-style-name="P16" draw:layer="layout" svg:width="5.073cm" svg:height="2.174cm" draw:transform="skewX (0.0565486677646162) rotate (0.405789051088682) translate (9.211cm 7.691cm)">
          <text:p text:style-name="P1"><text:span text:style-name="T7">Level 2</text:span></text:p>
          <draw:enhanced-geometry draw:mirror-horizontal="false" draw:mirror-vertical="false" svg:viewBox="0 0 0 0" draw:text-areas="?f8 ?f10 ?f11 ?f14" draw:type="ooxml-trapezoid" draw:modifiers="39443.3781190019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style-name="gr20" draw:text-style-name="P17" draw:layer="layout" svg:width="5.155cm" svg:height="2.195cm" draw:transform="skewX (-0.0158824961931484) rotate (0.404916386462684) translate (5.14cm 7.714cm)">
          <text:p text:style-name="P1"><text:span text:style-name="T7">Level 2</text:span></text:p>
          <draw:enhanced-geometry draw:mirror-horizontal="true" draw:mirror-vertical="false" svg:viewBox="0 0 0 0" draw:text-areas="?f8 ?f10 ?f11 ?f14" draw:type="ooxml-trapezoid" draw:modifiers="38964.3134212568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polygon draw:style-name="gr21" draw:text-style-name="P18" draw:layer="layout" svg:width="6.276cm" svg:height="2.834cm" svg:x="6.79cm" svg:y="4.615cm" svg:viewBox="0 0 6277 2835" draw:points="3264,0 6277,1397 3217,2835 0,1411">
          <text:p/>
        </draw:polygon>
        <draw:custom-shape draw:style-name="gr22" draw:text-style-name="P16" draw:layer="layout" svg:width="3.181cm" svg:height="2.188cm" draw:transform="skewX (0.0565486677646163) rotate (0.405789051088682) translate (9.281cm 3.962cm)">
          <text:p text:style-name="P1"><text:span text:style-name="T8">Level 3</text:span></text:p>
          <draw:enhanced-geometry draw:mirror-horizontal="false" draw:mirror-vertical="false" svg:viewBox="0 0 0 0" draw:text-areas="?f8 ?f10 ?f11 ?f14" draw:type="ooxml-trapezoid" draw:modifiers="37492.1433060968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style-name="gr23" draw:text-style-name="P17" draw:layer="layout" svg:width="3.258cm" svg:height="2.207cm" draw:transform="skewX (-0.0158824961931484) rotate (0.405789051088682) translate (6.97cm 4.007cm)">
          <text:p text:style-name="P1"><text:span text:style-name="T8">Level 3</text:span></text:p>
          <draw:enhanced-geometry draw:mirror-horizontal="true" draw:mirror-vertical="false" svg:viewBox="0 0 0 0" draw:text-areas="?f8 ?f10 ?f11 ?f14" draw:type="ooxml-trapezoid" draw:modifiers="41055.538508745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polygon draw:style-name="gr24" draw:text-style-name="P18" draw:layer="layout" svg:width="2.645cm" svg:height="1.09cm" svg:x="8.723cm" svg:y="2.5cm" svg:viewBox="0 0 2646 1091" draw:points="1301,0 2646,488 1289,1091 0,539">
          <text:p/>
        </draw:polygon>
        <draw:line draw:style-name="gr25" draw:text-style-name="P11" draw:layer="layout" svg:x1="17.6cm" svg:y1="11.5cm" svg:x2="26.1cm" svg:y2="11.5cm">
          <text:p/>
        </draw:line>
        <draw:line draw:style-name="gr25" draw:text-style-name="P11" draw:layer="layout" svg:x1="15.6cm" svg:y1="7.5cm" svg:x2="26.1cm" svg:y2="7.5cm">
          <text:p/>
        </draw:line>
        <draw:line draw:style-name="gr25" draw:text-style-name="P11" draw:layer="layout" svg:x1="13.6cm" svg:y1="3.5cm" svg:x2="26.1cm" svg:y2="3.5cm">
          <text:p/>
        </draw:line>
        <draw:custom-shape draw:style-name="gr11" draw:text-style-name="P14" draw:layer="layout" svg:width="8.996cm" svg:height="3.46cm" svg:x="18.604cm" svg:y="10.4cm">
          <text:p text:style-name="P12"><text:span text:style-name="T4">Header</text:span></text:p>
          <text:p text:style-name="P13"><text:span text:style-name="T5">Description Description Description Description Description 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8.996cm" svg:height="3.46cm" svg:x="18.604cm" svg:y="6.4cm">
          <text:p text:style-name="P12"><text:span text:style-name="T4">Header</text:span></text:p>
          <text:p text:style-name="P13"><text:span text:style-name="T5">Description Description Description Description Description 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8.996cm" svg:height="3.46cm" svg:x="18.604cm" svg:y="2.4cm">
          <text:p text:style-name="P12"><text:span text:style-name="T4">Header</text:span></text:p>
          <text:p text:style-name="P13"><text:span text:style-name="T5">Description Description Description Description Description 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8" draw:text-style-name="P20" draw:layer="layout" svg:width="3.641cm" svg:height="4.185cm" svg:x="12.132cm" svg:y="2.2cm">
          <text:p text:style-name="P19"><text:span text:style-name="T9">Text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29" draw:text-style-name="P22" draw:layer="layout" svg:width="3.641cm" svg:height="4.185cm" svg:x="8.2cm" svg:y="2.2cm">
          <text:p text:style-name="P21"><text:span text:style-name="T10">Text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30" draw:text-style-name="P23" draw:layer="layout" svg:width="3.641cm" svg:height="4.185cm" svg:x="10.159cm" svg:y="5.752cm">
          <text:p text:style-name="P19"><text:span text:style-name="T11">Text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31" draw:text-style-name="P25" draw:layer="layout" svg:width="3.641cm" svg:height="4.185cm" svg:x="14.091cm" svg:y="5.752cm">
          <text:p text:style-name="P24"><text:span text:style-name="T12">Text</text:span></text:p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32" draw:text-style-name="P27" draw:layer="layout" svg:width="3.641cm" svg:height="4.185cm" svg:x="12.132cm" svg:y="9.304cm">
          <text:p text:style-name="P26"><text:span text:style-name="T13">Text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33" draw:text-style-name="P28" draw:layer="layout" svg:width="3.641cm" svg:height="4.185cm" svg:x="8.2cm" svg:y="9.304cm">
          <text:p text:style-name="P21"><text:span text:style-name="T14">Text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34" draw:text-style-name="P29" draw:layer="layout" svg:width="3.641cm" svg:height="4.185cm" svg:x="16.131cm" svg:y="2.201cm">
          <text:p text:style-name="P19"><text:span text:style-name="T15">Text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35" draw:text-style-name="P30" draw:layer="layout" svg:width="3.641cm" svg:height="4.185cm" svg:x="18.09cm" svg:y="5.753cm">
          <text:p text:style-name="P24"><text:span text:style-name="T16">Text</text:span></text:p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36" draw:text-style-name="P31" draw:layer="layout" svg:width="3.641cm" svg:height="4.185cm" svg:x="16.131cm" svg:y="9.305cm">
          <text:p text:style-name="P26"><text:span text:style-name="T15">Text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page>
      <draw:page draw:name="page4" draw:style-name="dp1" draw:master-page-name="Default">
        <draw:custom-shape draw:style-name="gr37" draw:text-style-name="P8" draw:layer="layout" svg:width="5.25cm" svg:height="4cm" svg:x="14.818cm" svg:y="2cm">
          <text:p text:style-name="P32"><text:span text:style-name="T17">.</text:span></text:p>
          <text:p text:style-name="P33"><text:span text:style-name="T18">Text</text:span></text:p>
          <draw:enhanced-geometry draw:mirror-horizontal="true" draw:mirror-vertical="false" svg:viewBox="0 0 0 0" draw:text-areas="?f8 ?f10 ?f11 ?f14" draw:type="ooxml-trapezoid" draw:modifiers="7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style-name="gr38" draw:text-style-name="P5" draw:layer="layout" svg:width="11.25cm" svg:height="4.012cm" svg:x="11.818cm" svg:y="5.988cm">
          <text:p text:style-name="P34"><text:span text:style-name="T18">Text</text:span></text:p>
          <draw:enhanced-geometry draw:mirror-horizontal="true" draw:mirror-vertical="false" svg:viewBox="0 0 0 0" draw:text-areas="?f8 ?f10 ?f11 ?f14" draw:type="ooxml-trapezoid" draw:modifiers="7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style-name="gr39" draw:text-style-name="P2" draw:layer="layout" svg:width="17.182cm" svg:height="4.04cm" svg:x="8.818cm" svg:y="10cm">
          <text:p text:style-name="P34"><text:span text:style-name="T18">Text</text:span></text:p>
          <draw:enhanced-geometry draw:mirror-horizontal="true" draw:mirror-vertical="false" svg:viewBox="0 0 0 0" draw:text-areas="?f8 ?f10 ?f11 ?f14" draw:type="ooxml-trapezoid" draw:modifiers="7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line draw:style-name="gr40" draw:text-style-name="P35" draw:layer="layout" svg:x1="16.818cm" svg:y1="2cm" svg:x2="2cm" svg:y2="2cm">
          <text:p/>
        </draw:line>
        <draw:line draw:style-name="gr41" draw:text-style-name="P35" draw:layer="layout" svg:x1="13.818cm" svg:y1="6cm" svg:x2="2cm" svg:y2="6cm">
          <text:p/>
        </draw:line>
        <draw:line draw:style-name="gr42" draw:text-style-name="P35" draw:layer="layout" svg:x1="10.818cm" svg:y1="10cm" svg:x2="2cm" svg:y2="10cm">
          <text:p/>
        </draw:line>
        <draw:line draw:style-name="gr42" draw:text-style-name="P35" draw:layer="layout" svg:x1="7.818cm" svg:y1="14cm" svg:x2="2cm" svg:y2="14cm">
          <text:p/>
        </draw:line>
        <draw:custom-shape draw:style-name="gr43" draw:text-style-name="P37" draw:layer="layout" svg:width="12.5cm" svg:height="4cm" svg:x="2cm" svg:y="2cm">
          <text:p text:style-name="P36"><text:span text:style-name="T19">Level 3 </text:span></text:p>
          <draw:enhanced-geometry svg:viewBox="0 0 21600 21600" draw:type="rectangle" draw:enhanced-path="M 0 0 L 21600 0 21600 21600 0 21600 0 0 Z N"/>
        </draw:custom-shape>
        <draw:custom-shape draw:style-name="gr44" draw:text-style-name="P37" draw:layer="layout" svg:width="10cm" svg:height="4cm" svg:x="2cm" svg:y="6cm">
          <text:p text:style-name="P36"><text:span text:style-name="T19">Level 2 </text:span></text:p>
          <draw:enhanced-geometry svg:viewBox="0 0 21600 21600" draw:type="rectangle" draw:enhanced-path="M 0 0 L 21600 0 21600 21600 0 21600 0 0 Z N"/>
        </draw:custom-shape>
        <draw:custom-shape draw:style-name="gr45" draw:text-style-name="P37" draw:layer="layout" svg:width="7.5cm" svg:height="4cm" svg:x="2cm" svg:y="10cm">
          <text:p text:style-name="P36"><text:span text:style-name="T19">Level 1 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46" draw:text-style-name="P38" draw:layer="layout" svg:width="5.25cm" svg:height="4cm" svg:x="14.818cm" svg:y="2cm">
          <text:p text:style-name="P34"><text:span text:style-name="T20">.</text:span></text:p>
          <text:p text:style-name="P34"><text:span text:style-name="T18">Text</text:span></text:p>
          <draw:enhanced-geometry draw:mirror-horizontal="true" draw:mirror-vertical="false" svg:viewBox="0 0 0 0" draw:text-areas="?f8 ?f10 ?f11 ?f14" draw:type="ooxml-trapezoid" draw:modifiers="7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style-name="gr47" draw:text-style-name="P39" draw:layer="layout" svg:width="11.25cm" svg:height="4.012cm" svg:x="11.818cm" svg:y="5.988cm">
          <text:p text:style-name="P34"><text:span text:style-name="T18">Text</text:span></text:p>
          <draw:enhanced-geometry draw:mirror-horizontal="true" draw:mirror-vertical="false" svg:viewBox="0 0 0 0" draw:text-areas="?f8 ?f10 ?f11 ?f14" draw:type="ooxml-trapezoid" draw:modifiers="7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style-name="gr48" draw:text-style-name="P40" draw:layer="layout" svg:width="17.182cm" svg:height="4.04cm" svg:x="8.818cm" svg:y="10cm">
          <text:p text:style-name="P34"><text:span text:style-name="T18">Text</text:span></text:p>
          <draw:enhanced-geometry draw:mirror-horizontal="true" draw:mirror-vertical="false" svg:viewBox="0 0 0 0" draw:text-areas="?f8 ?f10 ?f11 ?f14" draw:type="ooxml-trapezoid" draw:modifiers="7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line draw:style-name="gr49" draw:text-style-name="P35" draw:layer="layout" svg:x1="16.818cm" svg:y1="2cm" svg:x2="2cm" svg:y2="2cm">
          <text:p/>
        </draw:line>
        <draw:line draw:style-name="gr49" draw:text-style-name="P35" draw:layer="layout" svg:x1="13.818cm" svg:y1="6cm" svg:x2="2cm" svg:y2="6cm">
          <text:p/>
        </draw:line>
        <draw:line draw:style-name="gr49" draw:text-style-name="P35" draw:layer="layout" svg:x1="10.818cm" svg:y1="10cm" svg:x2="2cm" svg:y2="10cm">
          <text:p/>
        </draw:line>
        <draw:line draw:style-name="gr49" draw:text-style-name="P35" draw:layer="layout" svg:x1="7.818cm" svg:y1="14cm" svg:x2="2cm" svg:y2="14cm">
          <text:p/>
        </draw:line>
        <draw:custom-shape draw:style-name="gr43" draw:text-style-name="P37" draw:layer="layout" svg:width="12.5cm" svg:height="4cm" svg:x="2cm" svg:y="2cm">
          <text:p text:style-name="P36"><text:span text:style-name="T19">Level 3 </text:span></text:p>
          <draw:enhanced-geometry svg:viewBox="0 0 21600 21600" draw:type="rectangle" draw:enhanced-path="M 0 0 L 21600 0 21600 21600 0 21600 0 0 Z N"/>
        </draw:custom-shape>
        <draw:custom-shape draw:style-name="gr50" draw:text-style-name="P37" draw:layer="layout" svg:width="8.75cm" svg:height="4cm" svg:x="2cm" svg:y="6cm">
          <text:p text:style-name="P36"><text:span text:style-name="T19">Level 2 </text:span></text:p>
          <draw:enhanced-geometry svg:viewBox="0 0 21600 21600" draw:type="rectangle" draw:enhanced-path="M 0 0 L 21600 0 21600 21600 0 21600 0 0 Z N"/>
        </draw:custom-shape>
        <draw:custom-shape draw:style-name="gr51" draw:text-style-name="P37" draw:layer="layout" svg:width="6cm" svg:height="4cm" svg:x="2cm" svg:y="10cm">
          <text:p text:style-name="P36"><text:span text:style-name="T19">Level 1 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52" draw:text-style-name="P41" draw:layer="layout" svg:width="10cm" svg:height="10cm" svg:x="4cm" svg:y="3.001cm">
          <text:p/>
          <draw:enhanced-geometry svg:viewBox="0 0 21600 21600" draw:path-stretchpoint-x="21600" draw:path-stretchpoint-y="21600" draw:text-areas="?f64 ?f66 ?f65 ?f67" draw:type="non-primitive" draw:modifiers="0 180" draw:enhanced-path="M ?f35 ?f36 A ?f120 ?f121 ?f122 ?f123 ?f35 ?f36 ?f117 ?f119 W ?f124 ?f125 ?f126 ?f127 ?f35 ?f36 ?f117 ?f119 L ?f11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  <draw:custom-shape draw:style-name="gr53" draw:text-style-name="P43" draw:layer="layout" svg:width="5cm" svg:height="2cm" svg:x="9cm" svg:y="3.001cm">
          <text:p text:style-name="P42"><text:span text:style-name="T21">Text</text:span></text:p>
          <draw:enhanced-geometry svg:viewBox="0 0 21600 21600" draw:type="rectangle" draw:enhanced-path="M 0 0 L 21600 0 21600 21600 0 21600 0 0 Z N"/>
        </draw:custom-shape>
        <draw:custom-shape draw:style-name="gr54" draw:text-style-name="P44" draw:layer="layout" svg:width="5cm" svg:height="0.5cm" svg:x="9cm" svg:y="12.50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5" draw:text-style-name="P45" draw:layer="layout" svg:width="10cm" svg:height="2cm" svg:x="14cm" svg:y="3.002cm">
          <text:list text:style-name="L1">
            <text:list-item>
              <text:p text:style-name="P36">Item</text:p>
            </text:list-item>
            <text:list-item>
              <text:p text:style-name="P36">Item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6" draw:text-style-name="P44" draw:layer="layout" svg:width="10cm" svg:height="0.5cm" svg:x="14cm" svg:y="12.502cm">
          <text:p/>
          <draw:enhanced-geometry svg:viewBox="0 0 21600 21600" draw:mirror-vertical="true" draw:type="rectangle" draw:enhanced-path="M 0 0 L 21600 0 21600 21600 0 21600 0 0 Z N"/>
        </draw:custom-shape>
        <draw:line draw:style-name="gr57" draw:text-style-name="P46" draw:layer="layout" svg:x1="9cm" svg:y1="3.001cm" svg:x2="24cm" svg:y2="3.001cm">
          <text:p/>
        </draw:line>
        <draw:line draw:style-name="gr57" draw:text-style-name="P46" draw:layer="layout" svg:x1="9cm" svg:y1="13.001cm" svg:x2="24cm" svg:y2="13.001cm">
          <text:p/>
        </draw:line>
        <draw:custom-shape draw:style-name="gr58" draw:text-style-name="P47" draw:layer="layout" svg:width="7.5cm" svg:height="7.5cm" svg:x="5.25cm" svg:y="5cm">
          <text:p/>
          <draw:enhanced-geometry svg:viewBox="0 0 21600 21600" draw:mirror-horizontal="false" draw:mirror-vertical="false" draw:path-stretchpoint-x="21600" draw:path-stretchpoint-y="21600" draw:text-areas="?f64 ?f66 ?f65 ?f67" draw:type="non-primitive" draw:modifiers="0 180" draw:enhanced-path="M ?f35 ?f36 A ?f120 ?f121 ?f122 ?f123 ?f35 ?f36 ?f117 ?f119 W ?f124 ?f125 ?f126 ?f127 ?f35 ?f36 ?f117 ?f119 L ?f11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  <draw:custom-shape draw:style-name="gr59" draw:text-style-name="P48" draw:layer="layout" svg:width="5cm" svg:height="5cm" svg:x="6.5cm" svg:y="7cm">
          <text:p/>
          <draw:enhanced-geometry svg:viewBox="0 0 21600 21600" draw:path-stretchpoint-x="21600" draw:path-stretchpoint-y="21600" draw:text-areas="?f64 ?f66 ?f65 ?f67" draw:type="non-primitive" draw:modifiers="0 180" draw:enhanced-path="M ?f35 ?f36 A ?f120 ?f121 ?f122 ?f123 ?f35 ?f36 ?f117 ?f119 W ?f124 ?f125 ?f126 ?f127 ?f35 ?f36 ?f117 ?f119 L ?f11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  <draw:custom-shape draw:style-name="gr60" draw:text-style-name="P49" draw:layer="layout" svg:width="2.5cm" svg:height="2.5cm" svg:x="7.75cm" svg:y="9cm">
          <text:p/>
          <draw:enhanced-geometry svg:viewBox="0 0 21600 21600" draw:path-stretchpoint-x="21600" draw:path-stretchpoint-y="21600" draw:text-areas="?f64 ?f66 ?f65 ?f67" draw:type="non-primitive" draw:modifiers="0 180" draw:enhanced-path="M ?f35 ?f36 A ?f120 ?f121 ?f122 ?f123 ?f35 ?f36 ?f117 ?f119 W ?f124 ?f125 ?f126 ?f127 ?f35 ?f36 ?f117 ?f119 L ?f11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  <draw:custom-shape draw:style-name="gr61" draw:text-style-name="P50" draw:layer="layout" svg:width="5cm" svg:height="2cm" svg:x="9cm" svg:y="5cm">
          <text:p text:style-name="P42"><text:span text:style-name="T21">Text</text:span></text:p>
          <draw:enhanced-geometry svg:viewBox="0 0 21600 21600" draw:type="rectangle" draw:enhanced-path="M 0 0 L 21600 0 21600 21600 0 21600 0 0 Z N"/>
        </draw:custom-shape>
        <draw:custom-shape draw:style-name="gr62" draw:text-style-name="P51" draw:layer="layout" svg:width="5cm" svg:height="2cm" svg:x="9cm" svg:y="7cm">
          <text:p text:style-name="P42"><text:span text:style-name="T21">Text</text:span></text:p>
          <draw:enhanced-geometry svg:viewBox="0 0 21600 21600" draw:type="rectangle" draw:enhanced-path="M 0 0 L 21600 0 21600 21600 0 21600 0 0 Z N"/>
        </draw:custom-shape>
        <draw:custom-shape draw:style-name="gr63" draw:text-style-name="P52" draw:layer="layout" svg:width="5cm" svg:height="2.5cm" svg:x="9cm" svg:y="9cm">
          <text:p text:style-name="P42"><text:span text:style-name="T21">Text</text:span></text:p>
          <draw:enhanced-geometry svg:viewBox="0 0 21600 21600" draw:type="rectangle" draw:enhanced-path="M 0 0 L 21600 0 21600 21600 0 21600 0 0 Z N"/>
        </draw:custom-shape>
        <draw:custom-shape draw:style-name="gr64" draw:text-style-name="P53" draw:layer="layout" svg:width="5cm" svg:height="0.5cm" svg:x="9cm" svg:y="11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65" draw:text-style-name="P54" draw:layer="layout" svg:width="5cm" svg:height="0.5cm" svg:x="9cm" svg:y="1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66" draw:text-style-name="P55" draw:layer="layout" svg:width="10cm" svg:height="2cm" svg:x="14cm" svg:y="5.001cm">
          <text:list text:style-name="L1">
            <text:list-item>
              <text:p text:style-name="P36"><text:span text:style-name="T22">Item</text:span></text:p>
            </text:list-item>
            <text:list-item>
              <text:p text:style-name="P36"><text:span text:style-name="T22">Item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7" draw:text-style-name="P56" draw:layer="layout" svg:width="10cm" svg:height="2cm" svg:x="14cm" svg:y="7.001cm">
          <text:list text:style-name="L1">
            <text:list-item>
              <text:p text:style-name="P36"><text:span text:style-name="T22">Item</text:span></text:p>
            </text:list-item>
            <text:list-item>
              <text:p text:style-name="P36"><text:span text:style-name="T22">Item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8" draw:text-style-name="P57" draw:layer="layout" svg:width="10cm" svg:height="2.5cm" svg:x="14cm" svg:y="9.001cm">
          <text:list text:style-name="L1">
            <text:list-item>
              <text:p text:style-name="P36"><text:span text:style-name="T22">Item</text:span></text:p>
            </text:list-item>
            <text:list-item>
              <text:p text:style-name="P36"><text:span text:style-name="T22">Item</text:span></text:p>
            </text:list-item>
            <text:list-item>
              <text:p text:style-name="P36"><text:span text:style-name="T22">Item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9" draw:text-style-name="P53" draw:layer="layout" svg:width="10cm" svg:height="0.5cm" svg:x="14cm" svg:y="11.50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70" draw:text-style-name="P54" draw:layer="layout" svg:width="10cm" svg:height="0.5cm" svg:x="14cm" svg:y="12.001cm">
          <text:p/>
          <draw:enhanced-geometry svg:viewBox="0 0 21600 21600" draw:mirror-vertical="true" draw:type="rectangle" draw:enhanced-path="M 0 0 L 21600 0 21600 21600 0 21600 0 0 Z N"/>
        </draw:custom-shape>
        <draw:line draw:style-name="gr57" draw:text-style-name="P46" draw:layer="layout" svg:x1="9cm" svg:y1="5cm" svg:x2="24cm" svg:y2="5cm">
          <text:p/>
        </draw:line>
        <draw:line draw:style-name="gr57" draw:text-style-name="P46" draw:layer="layout" svg:x1="9cm" svg:y1="7cm" svg:x2="24cm" svg:y2="7cm">
          <text:p/>
        </draw:line>
        <draw:line draw:style-name="gr57" draw:text-style-name="P46" draw:layer="layout" svg:x1="9cm" svg:y1="9cm" svg:x2="24cm" svg:y2="9cm">
          <text:p/>
        </draw:line>
        <draw:line draw:style-name="gr57" draw:text-style-name="P46" draw:layer="layout" svg:x1="9cm" svg:y1="11.5cm" svg:x2="24cm" svg:y2="11.5cm">
          <text:p/>
        </draw:line>
        <draw:line draw:style-name="gr57" draw:text-style-name="P46" draw:layer="layout" svg:x1="9cm" svg:y1="12.5cm" svg:x2="24cm" svg:y2="12.5cm">
          <text:p/>
        </draw:line>
        <draw:line draw:style-name="gr57" draw:text-style-name="P46" draw:layer="layout" svg:x1="9cm" svg:y1="12cm" svg:x2="24cm" svg:y2="12cm">
          <text:p/>
        </draw:line>
      </draw:page>
      <draw:page draw:name="page7" draw:style-name="dp1" draw:master-page-name="Default">
        <draw:custom-shape draw:style-name="gr71" draw:text-style-name="P58" draw:layer="layout" svg:width="10cm" svg:height="10cm" svg:x="4cm" svg:y="3cm">
          <text:p/>
          <draw:enhanced-geometry svg:viewBox="0 0 21600 21600" draw:path-stretchpoint-x="21600" draw:path-stretchpoint-y="21600" draw:text-areas="?f64 ?f66 ?f65 ?f67" draw:type="non-primitive" draw:modifiers="0 180" draw:enhanced-path="M ?f35 ?f36 A ?f120 ?f121 ?f122 ?f123 ?f35 ?f36 ?f117 ?f119 W ?f124 ?f125 ?f126 ?f127 ?f35 ?f36 ?f117 ?f119 L ?f11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  <draw:custom-shape draw:style-name="gr71" draw:text-style-name="P58" draw:layer="layout" svg:width="7.5cm" svg:height="7.5cm" svg:x="5.25cm" svg:y="5cm">
          <text:p/>
          <draw:enhanced-geometry svg:viewBox="0 0 21600 21600" draw:mirror-horizontal="false" draw:mirror-vertical="false" draw:path-stretchpoint-x="21600" draw:path-stretchpoint-y="21600" draw:text-areas="?f64 ?f66 ?f65 ?f67" draw:type="non-primitive" draw:modifiers="0 180" draw:enhanced-path="M ?f35 ?f36 A ?f120 ?f121 ?f122 ?f123 ?f35 ?f36 ?f117 ?f119 W ?f124 ?f125 ?f126 ?f127 ?f35 ?f36 ?f117 ?f119 L ?f11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  <draw:custom-shape draw:style-name="gr71" draw:text-style-name="P58" draw:layer="layout" svg:width="5cm" svg:height="5cm" svg:x="6.5cm" svg:y="7cm">
          <text:p/>
          <draw:enhanced-geometry svg:viewBox="0 0 21600 21600" draw:path-stretchpoint-x="21600" draw:path-stretchpoint-y="21600" draw:text-areas="?f64 ?f66 ?f65 ?f67" draw:type="non-primitive" draw:modifiers="0 180" draw:enhanced-path="M ?f35 ?f36 A ?f120 ?f121 ?f122 ?f123 ?f35 ?f36 ?f117 ?f119 W ?f124 ?f125 ?f126 ?f127 ?f35 ?f36 ?f117 ?f119 L ?f11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  <draw:custom-shape draw:style-name="gr71" draw:text-style-name="P58" draw:layer="layout" svg:width="2.5cm" svg:height="2.5cm" svg:x="7.75cm" svg:y="9cm">
          <text:p/>
          <draw:enhanced-geometry svg:viewBox="0 0 21600 21600" draw:path-stretchpoint-x="21600" draw:path-stretchpoint-y="21600" draw:text-areas="?f64 ?f66 ?f65 ?f67" draw:type="non-primitive" draw:modifiers="0 180" draw:enhanced-path="M ?f35 ?f36 A ?f120 ?f121 ?f122 ?f123 ?f35 ?f36 ?f117 ?f119 W ?f124 ?f125 ?f126 ?f127 ?f35 ?f36 ?f117 ?f119 L ?f11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  <draw:custom-shape draw:style-name="gr72" draw:text-style-name="P59" draw:layer="layout" svg:width="5cm" svg:height="2cm" svg:x="9cm" svg:y="3cm">
          <text:p text:style-name="P42"><text:span text:style-name="T23">Text</text:span></text:p>
          <draw:enhanced-geometry svg:viewBox="0 0 21600 21600" draw:type="rectangle" draw:enhanced-path="M 0 0 L 21600 0 21600 21600 0 21600 0 0 Z N"/>
        </draw:custom-shape>
        <draw:custom-shape draw:style-name="gr72" draw:text-style-name="P59" draw:layer="layout" svg:width="5cm" svg:height="2cm" svg:x="9cm" svg:y="5cm">
          <text:p text:style-name="P42"><text:span text:style-name="T23">Text</text:span></text:p>
          <draw:enhanced-geometry svg:viewBox="0 0 21600 21600" draw:type="rectangle" draw:enhanced-path="M 0 0 L 21600 0 21600 21600 0 21600 0 0 Z N"/>
        </draw:custom-shape>
        <draw:custom-shape draw:style-name="gr72" draw:text-style-name="P60" draw:layer="layout" svg:width="5cm" svg:height="2cm" svg:x="9cm" svg:y="7cm">
          <text:p text:style-name="P42"><text:span text:style-name="T23">Text</text:span></text:p>
          <draw:enhanced-geometry svg:viewBox="0 0 21600 21600" draw:type="rectangle" draw:enhanced-path="M 0 0 L 21600 0 21600 21600 0 21600 0 0 Z N"/>
        </draw:custom-shape>
        <draw:custom-shape draw:style-name="gr73" draw:text-style-name="P61" draw:layer="layout" svg:width="5cm" svg:height="2.5cm" svg:x="9cm" svg:y="9cm">
          <text:p text:style-name="P42"><text:span text:style-name="T24">Text</text:span></text:p>
          <draw:enhanced-geometry svg:viewBox="0 0 21600 21600" draw:type="rectangle" draw:enhanced-path="M 0 0 L 21600 0 21600 21600 0 21600 0 0 Z N"/>
        </draw:custom-shape>
        <draw:custom-shape draw:style-name="gr74" draw:text-style-name="P62" draw:layer="layout" svg:width="5cm" svg:height="0.5cm" svg:x="9cm" svg:y="11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74" draw:text-style-name="P62" draw:layer="layout" svg:width="5cm" svg:height="0.5cm" svg:x="9cm" svg:y="1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74" draw:text-style-name="P62" draw:layer="layout" svg:width="5cm" svg:height="0.5cm" svg:x="9cm" svg:y="12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75" draw:text-style-name="P63" draw:layer="layout" svg:width="10cm" svg:height="2cm" svg:x="14cm" svg:y="3.001cm">
          <text:list text:style-name="L1">
            <text:list-item>
              <text:p text:style-name="P36">Item</text:p>
            </text:list-item>
            <text:list-item>
              <text:p text:style-name="P36">Item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5" draw:text-style-name="P63" draw:layer="layout" svg:width="10cm" svg:height="2cm" svg:x="14cm" svg:y="5.001cm">
          <text:list text:style-name="L1">
            <text:list-item>
              <text:p text:style-name="P36">Item</text:p>
            </text:list-item>
            <text:list-item>
              <text:p text:style-name="P36">Item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5" draw:text-style-name="P63" draw:layer="layout" svg:width="10cm" svg:height="2cm" svg:x="14cm" svg:y="7.001cm">
          <text:list text:style-name="L1">
            <text:list-item>
              <text:p text:style-name="P36">Item</text:p>
            </text:list-item>
            <text:list-item>
              <text:p text:style-name="P36">Item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6" draw:text-style-name="P63" draw:layer="layout" svg:width="10cm" svg:height="2.5cm" svg:x="14cm" svg:y="9.001cm">
          <text:list text:style-name="L1">
            <text:list-item>
              <text:p text:style-name="P36">Item</text:p>
            </text:list-item>
            <text:list-item>
              <text:p text:style-name="P36">Item</text:p>
            </text:list-item>
            <text:list-item>
              <text:p text:style-name="P36">Item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7" draw:text-style-name="P62" draw:layer="layout" svg:width="10cm" svg:height="0.5cm" svg:x="14cm" svg:y="11.50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77" draw:text-style-name="P62" draw:layer="layout" svg:width="10cm" svg:height="0.5cm" svg:x="14cm" svg:y="12.00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77" draw:text-style-name="P62" draw:layer="layout" svg:width="10cm" svg:height="0.5cm" svg:x="14cm" svg:y="12.501cm">
          <text:p/>
          <draw:enhanced-geometry svg:viewBox="0 0 21600 21600" draw:mirror-vertical="true" draw:type="rectangle" draw:enhanced-path="M 0 0 L 21600 0 21600 21600 0 21600 0 0 Z N"/>
        </draw:custom-shape>
        <draw:line draw:style-name="gr78" draw:text-style-name="P46" draw:layer="layout" svg:x1="9cm" svg:y1="3cm" svg:x2="24cm" svg:y2="3cm">
          <text:p/>
        </draw:line>
        <draw:line draw:style-name="gr78" draw:text-style-name="P46" draw:layer="layout" svg:x1="9cm" svg:y1="5cm" svg:x2="24cm" svg:y2="5cm">
          <text:p/>
        </draw:line>
        <draw:line draw:style-name="gr78" draw:text-style-name="P46" draw:layer="layout" svg:x1="9cm" svg:y1="7cm" svg:x2="24cm" svg:y2="7cm">
          <text:p/>
        </draw:line>
        <draw:line draw:style-name="gr78" draw:text-style-name="P46" draw:layer="layout" svg:x1="9cm" svg:y1="9cm" svg:x2="24cm" svg:y2="9cm">
          <text:p/>
        </draw:line>
        <draw:line draw:style-name="gr78" draw:text-style-name="P46" draw:layer="layout" svg:x1="9cm" svg:y1="11.5cm" svg:x2="24cm" svg:y2="11.5cm">
          <text:p/>
        </draw:line>
        <draw:line draw:style-name="gr78" draw:text-style-name="P46" draw:layer="layout" svg:x1="9cm" svg:y1="12.5cm" svg:x2="24cm" svg:y2="12.5cm">
          <text:p/>
        </draw:line>
        <draw:line draw:style-name="gr78" draw:text-style-name="P46" draw:layer="layout" svg:x1="9cm" svg:y1="13cm" svg:x2="24cm" svg:y2="13cm">
          <text:p/>
        </draw:line>
        <draw:line draw:style-name="gr78" draw:text-style-name="P46" draw:layer="layout" svg:x1="9cm" svg:y1="12cm" svg:x2="24cm" svg:y2="12cm">
          <text:p/>
        </draw:line>
      </draw:page>
      <draw:page draw:name="page8" draw:style-name="dp1" draw:master-page-name="Default">
        <draw:custom-shape draw:style-name="gr79" draw:text-style-name="P65" draw:layer="layout" svg:width="11.5cm" svg:height="11.5cm" svg:x="2cm" svg:y="2.5cm">
          <text:p text:style-name="P64"><text:span text:style-name="T25">Text</text:span></text:p>
          <draw:enhanced-geometry svg:viewBox="0 0 4064000 4064000" draw:text-areas="?f20 ?f22 ?f21 ?f23" draw:glue-points="?f14 ?f15 ?f16 ?f17 ?f18 ?f15 ?f16 ?f19 ?f14 ?f15" draw:type="non-primitive" draw:enhanced-path="M 0 2032000 C 0 909757 909757 0 2032000 0 3154243 0 4064000 909757 4064000 2032000 4064000 3154243 3154243 4064000 2032000 4064000 909757 4064000 0 3154243 0 203200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64000"/>
            <draw:equation draw:name="f7" draw:formula="?f4 / 4064000"/>
            <draw:equation draw:name="f8" draw:formula="0 * ?f5 / 4064000"/>
            <draw:equation draw:name="f9" draw:formula="2032000 * ?f4 / 4064000"/>
            <draw:equation draw:name="f10" draw:formula="2032000 * ?f5 / 4064000"/>
            <draw:equation draw:name="f11" draw:formula="0 * ?f4 / 4064000"/>
            <draw:equation draw:name="f12" draw:formula="4064000 * ?f5 / 4064000"/>
            <draw:equation draw:name="f13" draw:formula="4064000 * ?f4 / 406400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draw:style-name="gr80" draw:text-style-name="P66" draw:layer="layout" svg:width="9cm" svg:height="9cm" svg:x="3.25cm" svg:y="5cm">
          <text:p text:style-name="P64"><text:span text:style-name="T25">Text</text:span></text:p>
          <draw:enhanced-geometry svg:viewBox="0 0 3251200 3251200" draw:text-areas="?f20 ?f22 ?f21 ?f23" draw:glue-points="?f14 ?f15 ?f16 ?f17 ?f18 ?f15 ?f16 ?f19 ?f14 ?f15" draw:type="non-primitive" draw:enhanced-path="M 0 1625600 C 0 727806 727806 0 1625600 0 2523394 0 3251200 727806 3251200 1625600 3251200 2523394 2523394 3251200 1625600 3251200 727806 3251200 0 2523394 0 162560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1200"/>
            <draw:equation draw:name="f7" draw:formula="?f4 / 3251200"/>
            <draw:equation draw:name="f8" draw:formula="0 * ?f5 / 3251200"/>
            <draw:equation draw:name="f9" draw:formula="1625600 * ?f4 / 3251200"/>
            <draw:equation draw:name="f10" draw:formula="1625600 * ?f5 / 3251200"/>
            <draw:equation draw:name="f11" draw:formula="0 * ?f4 / 3251200"/>
            <draw:equation draw:name="f12" draw:formula="3251200 * ?f5 / 3251200"/>
            <draw:equation draw:name="f13" draw:formula="3251200 * ?f4 / 325120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draw:style-name="gr81" draw:text-style-name="P67" draw:layer="layout" svg:width="6.5cm" svg:height="6.5cm" svg:x="4.5cm" svg:y="7.5cm">
          <text:p text:style-name="P64"><text:span text:style-name="T25">Text</text:span></text:p>
          <draw:enhanced-geometry svg:viewBox="0 0 2438400 2438400" draw:text-areas="?f20 ?f22 ?f21 ?f23" draw:glue-points="?f14 ?f15 ?f16 ?f17 ?f18 ?f15 ?f16 ?f19 ?f14 ?f15" draw:type="non-primitive" draw:enhanced-path="M 0 1219200 C 0 545854 545854 0 1219200 0 1892546 0 2438400 545854 2438400 1219200 2438400 1892546 1892546 2438400 1219200 2438400 545854 2438400 0 1892546 0 121920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438400"/>
            <draw:equation draw:name="f7" draw:formula="?f4 / 2438400"/>
            <draw:equation draw:name="f8" draw:formula="0 * ?f5 / 2438400"/>
            <draw:equation draw:name="f9" draw:formula="1219200 * ?f4 / 2438400"/>
            <draw:equation draw:name="f10" draw:formula="1219200 * ?f5 / 2438400"/>
            <draw:equation draw:name="f11" draw:formula="0 * ?f4 / 2438400"/>
            <draw:equation draw:name="f12" draw:formula="2438400 * ?f5 / 2438400"/>
            <draw:equation draw:name="f13" draw:formula="2438400 * ?f4 / 243840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draw:style-name="gr82" draw:text-style-name="P68" draw:layer="layout" svg:width="4.5cm" svg:height="4.5cm" svg:x="5.5cm" svg:y="9.5cm">
          <text:p text:style-name="P64"><text:span text:style-name="T26">Text</text:span></text:p>
          <draw:enhanced-geometry svg:viewBox="0 0 1625600 1625600" draw:mirror-horizontal="false" draw:mirror-vertical="false" draw:text-areas="?f20 ?f22 ?f21 ?f23" draw:glue-points="?f14 ?f15 ?f16 ?f17 ?f18 ?f15 ?f16 ?f19 ?f14 ?f15" draw:type="non-primitive" draw:enhanced-path="M 0 812800 C 0 363903 363903 0 812800 0 1261697 0 1625600 363903 1625600 812800 1625600 1261697 1261697 1625600 812800 1625600 363903 1625600 0 1261697 0 81280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25600"/>
            <draw:equation draw:name="f7" draw:formula="?f4 / 1625600"/>
            <draw:equation draw:name="f8" draw:formula="0 * ?f5 / 1625600"/>
            <draw:equation draw:name="f9" draw:formula="812800 * ?f4 / 1625600"/>
            <draw:equation draw:name="f10" draw:formula="812800 * ?f5 / 1625600"/>
            <draw:equation draw:name="f11" draw:formula="0 * ?f4 / 1625600"/>
            <draw:equation draw:name="f12" draw:formula="1625600 * ?f5 / 1625600"/>
            <draw:equation draw:name="f13" draw:formula="1625600 * ?f4 / 162560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draw:style-name="gr83" draw:text-style-name="P69" draw:layer="layout" svg:width="9cm" svg:height="9cm" svg:x="15.751cm" svg:y="5.001cm">
          <text:p text:style-name="P64"><text:span text:style-name="T25">Text</text:span></text:p>
          <draw:enhanced-geometry svg:viewBox="0 0 3251200 3251200" draw:text-areas="?f20 ?f22 ?f21 ?f23" draw:glue-points="?f14 ?f15 ?f16 ?f17 ?f18 ?f15 ?f16 ?f19 ?f14 ?f15" draw:type="non-primitive" draw:enhanced-path="M 0 1625600 C 0 727806 727806 0 1625600 0 2523394 0 3251200 727806 3251200 1625600 3251200 2523394 2523394 3251200 1625600 3251200 727806 3251200 0 2523394 0 162560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1200"/>
            <draw:equation draw:name="f7" draw:formula="?f4 / 3251200"/>
            <draw:equation draw:name="f8" draw:formula="0 * ?f5 / 3251200"/>
            <draw:equation draw:name="f9" draw:formula="1625600 * ?f4 / 3251200"/>
            <draw:equation draw:name="f10" draw:formula="1625600 * ?f5 / 3251200"/>
            <draw:equation draw:name="f11" draw:formula="0 * ?f4 / 3251200"/>
            <draw:equation draw:name="f12" draw:formula="3251200 * ?f5 / 3251200"/>
            <draw:equation draw:name="f13" draw:formula="3251200 * ?f4 / 325120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draw:style-name="gr84" draw:text-style-name="P70" draw:layer="layout" svg:width="6.5cm" svg:height="6.5cm" svg:x="17.001cm" svg:y="7.501cm">
          <text:p text:style-name="P64"><text:span text:style-name="T25">Text</text:span></text:p>
          <draw:enhanced-geometry svg:viewBox="0 0 2438400 2438400" draw:text-areas="?f20 ?f22 ?f21 ?f23" draw:glue-points="?f14 ?f15 ?f16 ?f17 ?f18 ?f15 ?f16 ?f19 ?f14 ?f15" draw:type="non-primitive" draw:enhanced-path="M 0 1219200 C 0 545854 545854 0 1219200 0 1892546 0 2438400 545854 2438400 1219200 2438400 1892546 1892546 2438400 1219200 2438400 545854 2438400 0 1892546 0 121920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438400"/>
            <draw:equation draw:name="f7" draw:formula="?f4 / 2438400"/>
            <draw:equation draw:name="f8" draw:formula="0 * ?f5 / 2438400"/>
            <draw:equation draw:name="f9" draw:formula="1219200 * ?f4 / 2438400"/>
            <draw:equation draw:name="f10" draw:formula="1219200 * ?f5 / 2438400"/>
            <draw:equation draw:name="f11" draw:formula="0 * ?f4 / 2438400"/>
            <draw:equation draw:name="f12" draw:formula="2438400 * ?f5 / 2438400"/>
            <draw:equation draw:name="f13" draw:formula="2438400 * ?f4 / 243840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draw:style-name="gr85" draw:text-style-name="P71" draw:layer="layout" svg:width="4.5cm" svg:height="4.5cm" svg:x="18.001cm" svg:y="9.501cm">
          <text:p text:style-name="P64"><text:span text:style-name="T26">Text</text:span></text:p>
          <draw:enhanced-geometry svg:viewBox="0 0 1625600 1625600" draw:mirror-horizontal="false" draw:mirror-vertical="false" draw:text-areas="?f20 ?f22 ?f21 ?f23" draw:glue-points="?f14 ?f15 ?f16 ?f17 ?f18 ?f15 ?f16 ?f19 ?f14 ?f15" draw:type="non-primitive" draw:enhanced-path="M 0 812800 C 0 363903 363903 0 812800 0 1261697 0 1625600 363903 1625600 812800 1625600 1261697 1261697 1625600 812800 1625600 363903 1625600 0 1261697 0 81280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25600"/>
            <draw:equation draw:name="f7" draw:formula="?f4 / 1625600"/>
            <draw:equation draw:name="f8" draw:formula="0 * ?f5 / 1625600"/>
            <draw:equation draw:name="f9" draw:formula="812800 * ?f4 / 1625600"/>
            <draw:equation draw:name="f10" draw:formula="812800 * ?f5 / 1625600"/>
            <draw:equation draw:name="f11" draw:formula="0 * ?f4 / 1625600"/>
            <draw:equation draw:name="f12" draw:formula="1625600 * ?f5 / 1625600"/>
            <draw:equation draw:name="f13" draw:formula="1625600 * ?f4 / 162560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page>
      <draw:page draw:name="page9" draw:style-name="dp1" draw:master-page-name="Default">
        <draw:custom-shape draw:style-name="gr86" draw:text-style-name="P73" draw:layer="layout" svg:width="8cm" svg:height="5cm" svg:x="5cm" svg:y="2cm">
          <text:p text:style-name="P72"><text:span text:style-name="T27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7" draw:text-style-name="P74" draw:layer="layout" svg:width="8cm" svg:height="5cm" svg:x="15cm" svg:y="2cm">
          <text:p text:style-name="P72"><text:span text:style-name="T27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8" draw:text-style-name="P75" draw:layer="layout" svg:width="8cm" svg:height="5cm" svg:x="5cm" svg:y="9cm">
          <text:p text:style-name="P72"><text:span text:style-name="T27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9" draw:text-style-name="P76" draw:layer="layout" svg:width="8cm" svg:height="5cm" svg:x="15cm" svg:y="9cm">
          <text:p text:style-name="P72"><text:span text:style-name="T27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0" draw:style-name="dp1" draw:master-page-name="Default">
        <draw:custom-shape draw:style-name="gr90" draw:text-style-name="P77" draw:layer="layout" svg:width="8cm" svg:height="5cm" svg:x="1cm" svg:y="2cm">
          <text:p text:style-name="P72"><text:span text:style-name="T27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0" draw:text-style-name="P77" draw:layer="layout" svg:width="8cm" svg:height="5cm" svg:x="19cm" svg:y="2cm">
          <text:p text:style-name="P72"><text:span text:style-name="T27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0" draw:text-style-name="P77" draw:layer="layout" svg:width="8cm" svg:height="5cm" svg:x="10cm" svg:y="2cm">
          <text:p text:style-name="P72"><text:span text:style-name="T27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0" draw:text-style-name="P77" draw:layer="layout" svg:width="8cm" svg:height="5cm" svg:x="1cm" svg:y="8cm">
          <text:p text:style-name="P72"><text:span text:style-name="T27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0" draw:text-style-name="P77" draw:layer="layout" svg:width="8cm" svg:height="5cm" svg:x="19cm" svg:y="8cm">
          <text:p text:style-name="P72"><text:span text:style-name="T27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0" draw:text-style-name="P77" draw:layer="layout" svg:width="8cm" svg:height="5cm" svg:x="10cm" svg:y="8cm">
          <text:p text:style-name="P72"><text:span text:style-name="T27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1" draw:style-name="dp1" draw:master-page-name="Default">
        <draw:custom-shape draw:style-name="gr91" draw:text-style-name="P78" draw:layer="layout" svg:width="7cm" svg:height="1cm" svg:x="2cm" svg:y="6cm">
          <text:p text:style-name="P42">Description</text:p>
          <draw:enhanced-geometry svg:viewBox="0 0 21600 21600" draw:type="rectangle" draw:enhanced-path="M 0 0 L 21600 0 21600 21600 0 21600 0 0 Z N"/>
        </draw:custom-shape>
        <draw:custom-shape draw:style-name="gr92" draw:text-style-name="P79" draw:layer="layout" svg:width="7cm" svg:height="4cm" svg:x="2cm" svg:y="2cm">
          <text:p text:style-name="P72"><text:span text:style-name="T27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3" draw:text-style-name="P80" draw:layer="layout" svg:width="7cm" svg:height="4cm" svg:x="10.4cm" svg:y="2cm">
          <text:p text:style-name="P72"><text:span text:style-name="T27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4" draw:text-style-name="P75" draw:layer="layout" svg:width="7cm" svg:height="4cm" svg:x="2cm" svg:y="8.994cm">
          <text:p text:style-name="P72"><text:span text:style-name="T27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5" draw:text-style-name="P76" draw:layer="layout" svg:width="7cm" svg:height="4cm" svg:x="10.4cm" svg:y="8.994cm">
          <text:p text:style-name="P72"><text:span text:style-name="T27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6" draw:text-style-name="P81" draw:layer="layout" svg:width="7cm" svg:height="4cm" svg:x="19cm" svg:y="2cm">
          <text:p text:style-name="P72"><text:span text:style-name="T27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7" draw:text-style-name="P82" draw:layer="layout" svg:width="7cm" svg:height="4cm" svg:x="19cm" svg:y="8.994cm">
          <text:p text:style-name="P72"><text:span text:style-name="T27">[</text:span><text:span text:style-name="T28">Text</text:span><text:span text:style-name="T27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1" draw:text-style-name="P78" draw:layer="layout" svg:width="7cm" svg:height="1cm" svg:x="19cm" svg:y="6cm">
          <text:p text:style-name="P42">Description</text:p>
          <draw:enhanced-geometry svg:viewBox="0 0 21600 21600" draw:type="rectangle" draw:enhanced-path="M 0 0 L 21600 0 21600 21600 0 21600 0 0 Z N"/>
        </draw:custom-shape>
        <draw:custom-shape draw:style-name="gr91" draw:text-style-name="P78" draw:layer="layout" svg:width="7cm" svg:height="1cm" svg:x="10.5cm" svg:y="6cm">
          <text:p text:style-name="P42">Description</text:p>
          <draw:enhanced-geometry svg:viewBox="0 0 21600 21600" draw:type="rectangle" draw:enhanced-path="M 0 0 L 21600 0 21600 21600 0 21600 0 0 Z N"/>
        </draw:custom-shape>
        <draw:custom-shape draw:style-name="gr91" draw:text-style-name="P78" draw:layer="layout" svg:width="7cm" svg:height="1cm" svg:x="2cm" svg:y="13cm">
          <text:p text:style-name="P42">Description</text:p>
          <draw:enhanced-geometry svg:viewBox="0 0 21600 21600" draw:type="rectangle" draw:enhanced-path="M 0 0 L 21600 0 21600 21600 0 21600 0 0 Z N"/>
        </draw:custom-shape>
        <draw:custom-shape draw:style-name="gr91" draw:text-style-name="P78" draw:layer="layout" svg:width="7cm" svg:height="1cm" svg:x="19cm" svg:y="13cm">
          <text:p text:style-name="P42">Description</text:p>
          <draw:enhanced-geometry svg:viewBox="0 0 21600 21600" draw:type="rectangle" draw:enhanced-path="M 0 0 L 21600 0 21600 21600 0 21600 0 0 Z N"/>
        </draw:custom-shape>
        <draw:custom-shape draw:style-name="gr91" draw:text-style-name="P78" draw:layer="layout" svg:width="7cm" svg:height="1cm" svg:x="10.5cm" svg:y="13cm">
          <text:p text:style-name="P42">Description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custom-shape draw:style-name="gr98" draw:text-style-name="P83" draw:layer="layout" svg:width="7cm" svg:height="8cm" svg:x="1.501cm" svg:y="3.001cm">
          <text:p text:style-name="P42"><text:span text:style-name="T29">Text</text:span></text:p>
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85" draw:layer="layout" svg:width="7cm" svg:height="3cm" svg:x="1.5cm" svg:y="10cm">
          <text:p text:style-name="P84"><text:span text:style-name="T30">Description</text:span></text:p>
          <draw:enhanced-geometry svg:viewBox="0 0 21600 21600" draw:type="rectangle" draw:enhanced-path="M 0 0 L 21600 0 21600 21600 0 21600 0 0 Z N"/>
        </draw:custom-shape>
        <draw:custom-shape draw:style-name="gr100" draw:text-style-name="P86" draw:layer="layout" svg:width="7cm" svg:height="8cm" svg:x="10.503cm" svg:y="3.002cm">
          <text:p text:style-name="P42"><text:span text:style-name="T31">Text</text:span></text:p>
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87" draw:layer="layout" svg:width="7cm" svg:height="3cm" svg:x="10.502cm" svg:y="10.001cm">
          <text:p text:style-name="P84"><text:span text:style-name="T30">Description</text:span></text:p>
          <draw:enhanced-geometry svg:viewBox="0 0 21600 21600" draw:type="rectangle" draw:enhanced-path="M 0 0 L 21600 0 21600 21600 0 21600 0 0 Z N"/>
        </draw:custom-shape>
        <draw:custom-shape draw:style-name="gr102" draw:text-style-name="P88" draw:layer="layout" svg:width="7cm" svg:height="8cm" svg:x="19.505cm" svg:y="3.002cm">
          <text:p text:style-name="P42"><text:span text:style-name="T32">Text</text:span></text:p>
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89" draw:layer="layout" svg:width="7cm" svg:height="3cm" svg:x="19.504cm" svg:y="10.001cm">
          <text:p text:style-name="P84"><text:span text:style-name="T30">Description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104" draw:text-style-name="P90" draw:layer="layout" svg:width="7cm" svg:height="8cm" svg:x="10.501cm" svg:y="3.001cm">
          <text:p text:style-name="P42"><text:span text:style-name="T33">Text</text:span></text:p>
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91" draw:layer="layout" svg:width="7cm" svg:height="3cm" svg:x="10.5cm" svg:y="10cm">
          <text:p text:style-name="P84"><text:span text:style-name="T30">Description</text:span></text:p>
          <draw:enhanced-geometry svg:viewBox="0 0 21600 21600" draw:type="rectangle" draw:enhanced-path="M 0 0 L 21600 0 21600 21600 0 21600 0 0 Z N"/>
        </draw:custom-shape>
        <draw:custom-shape draw:style-name="gr106" draw:text-style-name="P92" draw:layer="layout" svg:width="7cm" svg:height="8cm" svg:x="1.503cm" svg:y="3.002cm">
          <text:p text:style-name="P42"><text:span text:style-name="T34">Text</text:span></text:p>
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93" draw:layer="layout" svg:width="7cm" svg:height="3cm" svg:x="1.502cm" svg:y="10.001cm">
          <text:p text:style-name="P84"><text:span text:style-name="T30">Description</text:span></text:p>
          <draw:enhanced-geometry svg:viewBox="0 0 21600 21600" draw:type="rectangle" draw:enhanced-path="M 0 0 L 21600 0 21600 21600 0 21600 0 0 Z N"/>
        </draw:custom-shape>
        <draw:custom-shape draw:style-name="gr108" draw:text-style-name="P94" draw:layer="layout" svg:width="7cm" svg:height="8cm" svg:x="19.505cm" svg:y="3.002cm">
          <text:p text:style-name="P42"><text:span text:style-name="T35">Text</text:span></text:p>
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95" draw:layer="layout" svg:width="7cm" svg:height="3cm" svg:x="19.504cm" svg:y="10.001cm">
          <text:p text:style-name="P84"><text:span text:style-name="T30">Description</text:span>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polygon draw:style-name="gr110" draw:text-style-name="P97" draw:layer="controls" svg:width="3.999cm" svg:height="11.999cm" svg:x="6cm" svg:y="2cm" svg:viewBox="0 0 4000 12000" draw:points="0,12000 0,0 4000,2000 4000,10000">
          <text:p text:style-name="P96"><text:span text:style-name="T36"/></text:p>
          <text:p text:style-name="P96"><text:span text:style-name="T36"/></text:p>
          <text:p text:style-name="P96"><text:span text:style-name="T37">Header</text:span></text:p>
          <text:list text:style-name="L1">
            <text:list-item>
              <text:p text:style-name="P36">Bullets</text:p>
            </text:list-item>
            <text:list-item>
              <text:p text:style-name="P36">Bullets</text:p>
            </text:list-item>
          </text:list>
        </draw:polygon>
        <draw:polygon draw:style-name="gr111" draw:text-style-name="P98" draw:layer="layout" svg:width="3.999cm" svg:height="4.499cm" svg:x="12cm" svg:y="2cm" svg:viewBox="0 0 4000 4500" draw:points="0,4500 0,3250 4000,3250 4000,2000 0,0">
          <text:p text:style-name="P42"><text:span text:style-name="T38">Header</text:span></text:p>
        </draw:polygon>
        <draw:polygon draw:style-name="gr112" draw:text-style-name="P99" draw:layer="layout" svg:width="3.999cm" svg:height="8.999cm" svg:x="12cm" svg:y="5cm" svg:viewBox="0 0 4000 9000" draw:points="0,0 4000,0 4000,7000 0,9000">
          <text:list text:style-name="L1">
            <text:list-item>
              <text:p text:style-name="P36">Bullets</text:p>
            </text:list-item>
            <text:list-item>
              <text:p text:style-name="P36">Bullets</text:p>
            </text:list-item>
          </text:list>
        </draw:polygon>
        <draw:polygon draw:style-name="gr113" draw:text-style-name="P100" draw:layer="layout" svg:width="3.999cm" svg:height="4.499cm" svg:x="18cm" svg:y="2cm" svg:viewBox="0 0 4000 4500" draw:points="0,4500 0,3250 4000,3250 4000,2000 0,0">
          <text:p text:style-name="P42"><text:span text:style-name="T38">Header</text:span></text:p>
        </draw:polygon>
        <draw:polygon draw:style-name="gr114" draw:text-style-name="P101" draw:layer="layout" svg:width="3.999cm" svg:height="8.999cm" svg:x="18cm" svg:y="5cm" svg:viewBox="0 0 4000 9000" draw:points="0,0 4000,0 4000,7000 0,9000">
          <text:list text:style-name="L1">
            <text:list-item>
              <text:p text:style-name="P36">Bullets</text:p>
            </text:list-item>
            <text:list-item>
              <text:p text:style-name="P36">Bullets</text:p>
            </text:list-item>
          </text:list>
        </draw:polygon>
      </draw:page>
      <draw:page draw:name="page15" draw:style-name="dp1" draw:master-page-name="Default">
        <draw:custom-shape draw:style-name="gr115" draw:text-style-name="P102" draw:layer="layout" svg:width="22cm" svg:height="2cm" svg:x="3cm" svg:y="4cm">
          <text:list text:style-name="L1">
            <text:list-item>
              <text:p text:style-name="P36"><text:span text:style-name="T39">Bullet</text:span></text:p>
            </text:list-item>
            <text:list-item>
              <text:p text:style-name="P36"><text:span text:style-name="T39">Bullet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103" draw:layer="layout" svg:width="22cm" svg:height="2cm" svg:x="3cm" svg:y="2cm">
          <text:p text:style-name="P36"><text:span text:style-name="T40">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102" draw:layer="layout" svg:width="22cm" svg:height="2cm" svg:x="3.001cm" svg:y="7.986cm">
          <text:list text:style-name="L1">
            <text:list-item>
              <text:p text:style-name="P36"><text:span text:style-name="T39">Bullet</text:span></text:p>
            </text:list-item>
            <text:list-item>
              <text:p text:style-name="P36"><text:span text:style-name="T39">Bullet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104" draw:layer="layout" svg:width="22cm" svg:height="2cm" svg:x="3.001cm" svg:y="5.986cm">
          <text:p text:style-name="P36"><text:span text:style-name="T40">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102" draw:layer="layout" svg:width="22cm" svg:height="2cm" svg:x="3.002cm" svg:y="11.938cm">
          <text:list text:style-name="L1">
            <text:list-item>
              <text:p text:style-name="P36"><text:span text:style-name="T39">Bullet</text:span></text:p>
            </text:list-item>
            <text:list-item>
              <text:p text:style-name="P36"><text:span text:style-name="T39">Bullet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105" draw:layer="layout" svg:width="22cm" svg:height="2cm" svg:x="3.002cm" svg:y="9.938cm">
          <text:p text:style-name="P36"><text:span text:style-name="T40">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6" draw:style-name="dp1" draw:master-page-name="Default">
        <draw:path draw:style-name="gr119" draw:text-style-name="P106" draw:layer="layout" svg:width="14.011cm" svg:height="8.203cm" draw:transform="skewX (0.569675467850949) rotate (-0.818035820409743) translate (4.0000014013068cm 1.9999997405361cm)" svg:viewBox="0 0 14012 8204" svg:d="M0 0c8222-4 14012 8204 14012 8204">
          <text:p/>
        </draw:path>
        <draw:custom-shape draw:style-name="gr120" draw:text-style-name="P108" draw:layer="layout" svg:width="19cm" svg:height="2cm" svg:x="6cm" svg:y="3cm">
          <text:p text:style-name="P107"><text:span text:style-name="T41">Text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110" draw:layer="layout" svg:width="18.999cm" svg:height="2cm" svg:x="6.001cm" svg:y="6.986cm">
          <text:p text:style-name="P109"><text:span text:style-name="T41">Text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108" draw:layer="layout" svg:width="19cm" svg:height="2cm" svg:x="6cm" svg:y="11cm">
          <text:p text:style-name="P107"><text:span text:style-name="T41">Text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106" draw:layer="layout" svg:width="3cm" svg:height="3cm" svg:x="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111" draw:layer="layout" svg:width="3cm" svg:height="3cm" svg:x="5.07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106" draw:layer="layout" svg:width="3cm" svg:height="3cm" svg:x="4.071cm" svg:y="1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7" draw:style-name="dp1" draw:master-page-name="Default">
        <draw:custom-shape draw:style-name="gr124" draw:text-style-name="P112" draw:layer="layout" svg:width="19cm" svg:height="2cm" svg:x="6cm" svg:y="3cm">
          <text:p text:style-name="P107"><text:span text:style-name="T40">Text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113" draw:layer="layout" svg:width="18.999cm" svg:height="2cm" svg:x="6.001cm" svg:y="6.986cm">
          <text:p text:style-name="P109"><text:span text:style-name="T40">Text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114" draw:layer="layout" svg:width="19cm" svg:height="2cm" svg:x="6cm" svg:y="11cm">
          <text:p text:style-name="P107"><text:span text:style-name="T40">Text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106" draw:layer="layout" svg:width="3cm" svg:height="3cm" svg:x="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15" draw:layer="layout" svg:width="3cm" svg:height="3cm" svg:x="5.07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16" draw:layer="layout" svg:width="3cm" svg:height="3cm" svg:x="4.071cm" svg:y="1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1" draw:master-page-name="Default">
        <draw:path draw:style-name="gr119" draw:text-style-name="P106" draw:layer="layout" svg:width="17.1cm" svg:height="10.014cm" draw:transform="skewX (0.654149403647475) rotate (-0.754854901487548) translate (3.00000104543119cm 0.999999829366094cm)" svg:viewBox="0 0 17101 10015" svg:d="M0 0c10035-3 17101 10015 17101 10015">
          <text:p/>
        </draw:path>
        <draw:custom-shape draw:style-name="gr130" draw:text-style-name="P110" draw:layer="layout" svg:width="20.399cm" svg:height="1.75cm" svg:x="4.601cm" svg:y="11.499cm">
          <text:p text:style-name="P117"><text:span text:style-name="T41">Text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106" draw:layer="layout" svg:width="2.5cm" svg:height="2.5cm" svg:x="3.571cm" svg:y="11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110" draw:layer="layout" svg:width="19cm" svg:height="1.75cm" svg:x="6.002cm" svg:y="8.5cm">
          <text:p text:style-name="P117"><text:span text:style-name="T41">Text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106" draw:layer="layout" svg:width="2.5cm" svg:height="2.5cm" svg:x="4.972cm" svg:y="8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110" draw:layer="layout" svg:width="19cm" svg:height="1.75cm" svg:x="6.003cm" svg:y="5.501cm">
          <text:p text:style-name="P117"><text:span text:style-name="T41">Text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106" draw:layer="layout" svg:width="2.5cm" svg:height="2.5cm" svg:x="4.973cm" svg:y="5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10" draw:layer="layout" svg:width="20.396cm" svg:height="1.75cm" svg:x="4.604cm" svg:y="2.502cm">
          <text:p text:style-name="P117"><text:span text:style-name="T41">Text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106" draw:layer="layout" svg:width="2.5cm" svg:height="2.5cm" svg:x="3.574cm" svg:y="2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1" svg:font-family="Calibri"/>
    <style:font-face style:name="Calibri" svg:font-family="Calibri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potted_20_Gray" draw:display-name="Spotted Gray" draw:style="radial" draw:cx="50%" draw:cy="50%" draw:start-color="#b2b2b2" draw:end-color="#eeeeee" draw:start-intensity="100%" draw:end-intensity="100%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7-18T00:07:07.503000000</meta:creation-date>
    <dc:date>2019-09-06T21:27:45.032630306</dc:date>
    <meta:editing-duration>PT8H3M33S</meta:editing-duration>
    <meta:editing-cycles>99</meta:editing-cycles>
    <meta:generator>LibreOfficeDev/6.4.0.0.alpha0$Linux_X86_64 LibreOffice_project/9ee5ad5a0b84bfa652da34694ba4f75668f06087</meta:generator>
    <meta:document-statistic meta:object-count="185"/>
  </office:meta>
</office:document-meta>
</file>